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Andale Mono" svg:font-family="'Andale Mono'" style:font-pitch="fixed"/>
    <style:font-face style:name="Cantarell" svg:font-family="Cantarell" style:font-adornments="Bold" style:font-pitch="variable"/>
    <style:font-face style:name="Suruma" svg:font-family="Suruma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Arial" svg:font-family="Arial" style:font-adornments="Bold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Suruma" fo:font-size="18pt" officeooo:rsid="0094cde1" officeooo:paragraph-rsid="00a22c8d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Suruma" fo:font-size="18pt" officeooo:rsid="0094cde1" officeooo:paragraph-rsid="00a22e8f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Suruma" fo:font-size="18pt" officeooo:rsid="0019443a" officeooo:paragraph-rsid="008b4639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Suruma" fo:font-size="18pt" officeooo:rsid="00fd28ff" officeooo:paragraph-rsid="00fd28ff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Suruma" fo:font-size="18pt" fo:font-weight="bold" officeooo:rsid="001eba0d" officeooo:paragraph-rsid="001eba0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Suruma" fo:font-size="16pt" officeooo:rsid="001d6b21" officeooo:paragraph-rsid="001d6b21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Suruma" fo:font-size="16pt" officeooo:rsid="010688e5" officeooo:paragraph-rsid="010688e5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Suruma" fo:font-size="14pt" officeooo:rsid="0010f6f5" officeooo:paragraph-rsid="026adc7c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Suruma" fo:font-size="14pt" officeooo:rsid="0010f6f5" officeooo:paragraph-rsid="0010f6f5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Suruma" fo:font-size="14pt" officeooo:rsid="0015e49c" officeooo:paragraph-rsid="0015e49c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Suruma" fo:font-size="14pt" officeooo:paragraph-rsid="001d2d91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Suruma" fo:font-size="14pt" officeooo:rsid="001d2d91" officeooo:paragraph-rsid="001d2d91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Suruma" fo:font-size="14pt" officeooo:rsid="001d6b21" officeooo:paragraph-rsid="001d6b21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Suruma" fo:font-size="14pt" officeooo:rsid="00934277" officeooo:paragraph-rsid="00934277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Suruma" fo:font-size="14pt" officeooo:rsid="0094cde1" officeooo:paragraph-rsid="0094cde1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Suruma" fo:font-size="14pt" officeooo:rsid="01416eab" officeooo:paragraph-rsid="01416eab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Suruma" fo:font-size="14pt" officeooo:rsid="001eba0d" officeooo:paragraph-rsid="0020d319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Suruma" fo:font-size="14pt" officeooo:rsid="001eba0d" officeooo:paragraph-rsid="001eba0d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Suruma" fo:font-size="14pt" officeooo:rsid="00f743b6" officeooo:paragraph-rsid="0232cd1b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Suruma" fo:font-size="14pt" officeooo:rsid="00fa40e6" officeooo:paragraph-rsid="0232cd1b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Suruma" fo:font-size="14pt" officeooo:rsid="00fa40e6" officeooo:paragraph-rsid="00fc03e2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Suruma" fo:font-size="14pt" officeooo:rsid="026c20cf" officeooo:paragraph-rsid="026c20cf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Suruma" fo:font-size="14pt" officeooo:rsid="00f43335" officeooo:paragraph-rsid="008b8424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Suruma" fo:font-size="14pt" officeooo:rsid="00f43335" officeooo:paragraph-rsid="00f43335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Suruma" fo:font-size="14pt" officeooo:rsid="00f43335" officeooo:paragraph-rsid="015d5e41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Suruma" fo:font-size="14pt" officeooo:rsid="00f43335" officeooo:paragraph-rsid="02a25ca6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Suruma" fo:font-size="14pt" officeooo:rsid="0145d716" officeooo:paragraph-rsid="01416eab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style:font-name="Suruma" fo:font-size="22pt" fo:font-weight="bold" officeooo:rsid="001eba0d" officeooo:paragraph-rsid="001eba0d" style:font-size-asian="22pt" style:font-weight-asian="bold" style:font-size-complex="2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Suruma" fo:font-size="13pt" officeooo:rsid="010688e5" officeooo:paragraph-rsid="010688e5" style:font-size-asian="11.3500003814697pt" style:font-size-complex="13pt"/>
    </style:style>
    <style:style style:name="P30" style:family="paragraph" style:parent-style-name="Standard">
      <style:paragraph-properties fo:text-align="start" style:justify-single-word="false"/>
      <style:text-properties style:font-name="Suruma" fo:font-size="13pt" officeooo:rsid="0094cde1" officeooo:paragraph-rsid="0094cde1" style:font-size-asian="13pt" style:font-size-complex="13pt"/>
    </style:style>
    <style:style style:name="P31" style:family="paragraph" style:parent-style-name="Standard">
      <style:paragraph-properties fo:text-align="start" style:justify-single-word="false"/>
      <style:text-properties style:font-name="Impact" fo:font-size="24pt" fo:font-weight="normal" officeooo:rsid="00934277" officeooo:paragraph-rsid="01416eab" style:font-size-asian="24pt" style:font-weight-asian="normal" style:font-size-complex="24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Impact" fo:font-size="24pt" fo:font-weight="normal" officeooo:rsid="00934277" officeooo:paragraph-rsid="00934277" style:font-size-asian="24pt" style:font-weight-asian="normal" style:font-size-complex="2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Impact" fo:font-size="24pt" officeooo:rsid="001d6b21" officeooo:paragraph-rsid="001d6b21" style:font-size-asian="24pt" style:font-size-complex="24pt"/>
    </style:style>
    <style:style style:name="P34" style:family="paragraph" style:parent-style-name="Standard">
      <style:paragraph-properties fo:text-align="start" style:justify-single-word="false"/>
      <style:text-properties style:font-name="Impact" fo:font-size="18pt" officeooo:rsid="00a22c8d" officeooo:paragraph-rsid="00a22c8d" style:font-size-asian="18pt" style:font-size-complex="18pt"/>
    </style:style>
    <style:style style:name="P35" style:family="paragraph" style:parent-style-name="Standard">
      <style:paragraph-properties fo:text-align="start" style:justify-single-word="false"/>
      <style:text-properties style:font-name="Impact" fo:font-size="18pt" officeooo:rsid="00a22c8d" officeooo:paragraph-rsid="0094cde1" style:font-size-asian="18pt" style:font-size-complex="18pt"/>
    </style:style>
    <style:style style:name="P36" style:family="paragraph" style:parent-style-name="Standard">
      <style:paragraph-properties fo:text-align="start" style:justify-single-word="false"/>
      <style:text-properties style:font-name="Impact" fo:font-size="18pt" officeooo:rsid="00a414a2" officeooo:paragraph-rsid="00a414a2" style:font-size-asian="18pt" style:font-size-complex="18pt"/>
    </style:style>
    <style:style style:name="P37" style:family="paragraph" style:parent-style-name="Standard">
      <style:paragraph-properties fo:text-align="start" style:justify-single-word="false"/>
      <style:text-properties style:font-name="Impact" fo:font-size="18pt" officeooo:rsid="0010f6f5" officeooo:paragraph-rsid="0018eb35" style:font-size-asian="15.75pt" style:font-size-complex="18pt"/>
    </style:style>
    <style:style style:name="P38" style:family="paragraph" style:parent-style-name="Standard">
      <style:paragraph-properties fo:text-align="center" style:justify-single-word="false"/>
      <style:text-properties style:font-name="Impact" fo:font-size="18pt" officeooo:rsid="000fb70c" officeooo:paragraph-rsid="000fb70c" style:font-size-asian="15.75pt" style:font-size-complex="18pt"/>
    </style:style>
    <style:style style:name="P39" style:family="paragraph" style:parent-style-name="Standard">
      <style:paragraph-properties fo:text-align="center" style:justify-single-word="false"/>
      <style:text-properties style:font-name="Impact" fo:font-size="18pt" officeooo:rsid="000fb70c" officeooo:paragraph-rsid="0289ba3d" style:font-size-asian="15.75pt" style:font-size-complex="18pt"/>
    </style:style>
    <style:style style:name="P40" style:family="paragraph" style:parent-style-name="Standard">
      <style:paragraph-properties fo:text-align="start" style:justify-single-word="false"/>
      <style:text-properties style:font-name="Impact" fo:font-size="16pt" officeooo:rsid="0094cde1" officeooo:paragraph-rsid="0094cde1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Impact" fo:font-size="16pt" officeooo:rsid="00a22c8d" officeooo:paragraph-rsid="00a22e8f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Impact" fo:font-size="20pt" fo:font-weight="normal" officeooo:rsid="014485e0" officeooo:paragraph-rsid="014485e0" style:font-size-asian="20pt" style:font-weight-asian="normal" style:font-size-complex="20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Impact" fo:font-size="20pt" officeooo:rsid="000fb70c" officeooo:paragraph-rsid="000fb70c" style:font-size-asian="20pt" style:font-size-complex="20pt"/>
    </style:style>
    <style:style style:name="P44" style:family="paragraph" style:parent-style-name="Standard">
      <style:paragraph-properties fo:text-align="start" style:justify-single-word="false"/>
      <style:text-properties style:font-name="Impact" fo:font-size="14pt" officeooo:rsid="00a22c8d" officeooo:paragraph-rsid="00a22c8d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style:font-name="Impact" fo:font-size="96pt" officeooo:rsid="000fb70c" officeooo:paragraph-rsid="0289ba3d" style:font-size-asian="96pt" style:font-size-complex="96pt"/>
    </style:style>
    <style:style style:name="P46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5dd5ed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2a25ca6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style:font-name="Andale Mono" fo:font-size="14pt" officeooo:rsid="008b4639" officeooo:paragraph-rsid="015dd5ed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0fb70c" fo:background-color="transparent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3e81d3" fo:background-color="transparent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style:font-name="Arial" fo:font-size="18pt" officeooo:rsid="001eba0d" officeooo:paragraph-rsid="001eba0d" style:font-size-asian="15.75pt" style:font-size-complex="18pt"/>
    </style:style>
    <style:style style:name="P52" style:family="paragraph" style:parent-style-name="Standard">
      <style:paragraph-properties fo:text-align="start" style:justify-single-word="false"/>
      <style:text-properties style:font-name="Arial" fo:font-size="18pt" officeooo:rsid="001d6b21" officeooo:paragraph-rsid="001d6b21" style:font-size-asian="15.75pt" style:font-size-complex="18pt"/>
    </style:style>
    <style:style style:name="P53" style:family="paragraph" style:parent-style-name="Standard">
      <style:paragraph-properties fo:text-align="start" style:justify-single-word="false"/>
      <style:text-properties officeooo:paragraph-rsid="026c20cf"/>
    </style:style>
    <style:style style:name="P54" style:family="paragraph" style:parent-style-name="Standard">
      <style:paragraph-properties fo:text-align="start" style:justify-single-word="false"/>
      <style:text-properties officeooo:paragraph-rsid="02955879"/>
    </style:style>
    <style:style style:name="P55" style:family="paragraph" style:parent-style-name="Standard">
      <style:paragraph-properties fo:text-align="start" style:justify-single-word="false"/>
      <style:text-properties officeooo:paragraph-rsid="029dc3f2"/>
    </style:style>
    <style:style style:name="P56" style:family="paragraph" style:parent-style-name="Standard">
      <style:paragraph-properties fo:text-align="start" style:justify-single-word="false"/>
      <style:text-properties officeooo:paragraph-rsid="02a25ca6"/>
    </style:style>
    <style:style style:name="P57" style:family="paragraph" style:parent-style-name="Standard">
      <style:paragraph-properties fo:text-align="start" style:justify-single-word="false"/>
      <style:text-properties fo:font-size="14pt" officeooo:paragraph-rsid="00a24b26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fo:font-size="14pt" officeooo:paragraph-rsid="0094cde1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fo:font-size="14pt" officeooo:paragraph-rsid="01416eab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fo:font-size="14pt" officeooo:paragraph-rsid="00ff11cd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fo:font-size="14pt" officeooo:paragraph-rsid="00ff8570" style:font-size-asian="14pt" style:font-size-complex="14pt"/>
    </style:style>
    <style:style style:name="P62" style:family="paragraph" style:parent-style-name="Standard">
      <style:paragraph-properties fo:text-align="start" style:justify-single-word="false"/>
      <style:text-properties fo:font-size="14pt" officeooo:paragraph-rsid="010688e5" style:font-size-asian="14pt" style:font-size-complex="14pt"/>
    </style:style>
    <style:style style:name="P63" style:family="paragraph" style:parent-style-name="Standard">
      <style:paragraph-properties fo:text-align="start" style:justify-single-word="false"/>
      <style:text-properties fo:font-size="14pt" officeooo:paragraph-rsid="0232cd1b" style:font-size-asian="14pt" style:font-size-complex="14pt"/>
    </style:style>
    <style:style style:name="P64" style:family="paragraph" style:parent-style-name="Standard">
      <style:paragraph-properties fo:text-align="center" style:justify-single-word="false"/>
      <style:text-properties fo:color="#808080" style:font-name="Impact" fo:font-size="14pt" officeooo:rsid="000fb70c" officeooo:paragraph-rsid="0289ba3d" style:font-size-asian="14pt" style:font-size-complex="14pt"/>
    </style:style>
    <style:style style:name="P65" style:family="paragraph" style:parent-style-name="Standard">
      <style:paragraph-properties fo:text-align="center" style:justify-single-word="false"/>
      <style:text-properties style:use-window-font-color="true" style:font-name="Impact" fo:font-size="18pt" officeooo:rsid="00a76024" officeooo:paragraph-rsid="0289ba3d" style:font-size-asian="18pt" style:font-size-complex="18pt"/>
    </style:style>
    <style:style style:name="P66" style:family="paragraph" style:parent-style-name="Standard">
      <style:paragraph-properties fo:text-align="center" style:justify-single-word="false"/>
      <style:text-properties fo:color="#8d281e" style:font-name="Impact" fo:font-size="18pt" officeooo:rsid="00a76024" officeooo:paragraph-rsid="0289ba3d" style:font-size-asian="18pt" style:font-size-complex="18pt"/>
    </style:style>
    <style:style style:name="P67" style:family="paragraph" style:parent-style-name="Standard">
      <style:paragraph-properties fo:text-align="center" style:justify-single-word="false"/>
      <style:text-properties fo:color="#c9211e" style:font-name="Impact" fo:font-size="28pt" officeooo:rsid="00a63a61" officeooo:paragraph-rsid="00a63a61" style:font-size-asian="24.5pt" style:font-size-complex="28pt"/>
    </style:style>
    <style:style style:name="P68" style:family="paragraph" style:parent-style-name="Standard">
      <style:paragraph-properties fo:text-align="start" style:justify-single-word="false"/>
      <style:text-properties style:font-name="Cantarell" fo:font-size="14pt" officeooo:rsid="00176afe" officeooo:paragraph-rsid="02955879" style:font-size-asian="12.25pt" style:font-size-complex="14pt"/>
    </style:style>
    <style:style style:name="P69" style:family="paragraph" style:parent-style-name="Standard">
      <style:paragraph-properties fo:text-align="start" style:justify-single-word="false" fo:break-before="page"/>
      <style:text-properties style:font-name="Impact" fo:font-size="20pt" officeooo:rsid="0092d1ca" officeooo:paragraph-rsid="0092d1ca" style:font-size-asian="20pt" style:font-size-complex="20pt"/>
    </style:style>
    <style:style style:name="P70" style:family="paragraph" style:parent-style-name="Standard">
      <style:paragraph-properties fo:text-align="start" style:justify-single-word="false" fo:break-before="page"/>
      <style:text-properties style:font-name="Impact" fo:font-size="20pt" officeooo:rsid="00a414a2" officeooo:paragraph-rsid="00a414a2" style:font-size-asian="20pt" style:font-size-complex="20pt"/>
    </style:style>
    <style:style style:name="P71" style:family="paragraph" style:parent-style-name="Standard">
      <style:paragraph-properties fo:text-align="start" style:justify-single-word="false" fo:break-before="page"/>
      <style:text-properties style:font-name="Impact" fo:font-size="20pt" officeooo:rsid="001d6b21" officeooo:paragraph-rsid="001d6b21" style:font-size-asian="20pt" style:font-size-complex="20pt"/>
    </style:style>
    <style:style style:name="P72" style:family="paragraph" style:parent-style-name="Standard">
      <style:paragraph-properties fo:text-align="start" style:justify-single-word="false" fo:break-before="page"/>
      <style:text-properties style:font-name="Impact" fo:font-size="20pt" officeooo:rsid="000fb70c" officeooo:paragraph-rsid="000fb70c" style:font-size-asian="20pt" style:font-size-complex="20pt"/>
    </style:style>
    <style:style style:name="P73" style:family="paragraph" style:parent-style-name="Standard">
      <style:paragraph-properties fo:text-align="start" style:justify-single-word="false" fo:break-before="page"/>
      <style:text-properties style:font-name="Impact" fo:font-size="20pt" officeooo:rsid="02a3289b" officeooo:paragraph-rsid="02a3289b" style:font-size-asian="20pt" style:font-size-complex="20pt"/>
    </style:style>
    <style:style style:name="P74" style:family="paragraph" style:parent-style-name="Standard">
      <style:paragraph-properties fo:text-align="start" style:justify-single-word="false" fo:break-before="page"/>
      <style:text-properties style:font-name="Impact" fo:font-size="20pt" fo:font-weight="normal" officeooo:rsid="00934277" officeooo:paragraph-rsid="00934277" style:font-size-asian="20pt" style:font-weight-asian="normal" style:font-size-complex="20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Andale Mono" fo:font-size="14pt" officeooo:rsid="008b4639" officeooo:paragraph-rsid="02a25ca6" style:font-size-asian="14pt" style:font-size-complex="14pt"/>
    </style:style>
    <style:style style:name="P76" style:family="paragraph" style:parent-style-name="Standard">
      <style:paragraph-properties fo:text-align="start" style:justify-single-word="false"/>
      <style:text-properties style:font-name="Andale Mono" fo:font-size="14pt" officeooo:rsid="008b4639" officeooo:paragraph-rsid="02b38150" style:font-size-asian="14pt" style:font-size-complex="14pt"/>
    </style:style>
    <style:style style:name="P77" style:family="paragraph" style:parent-style-name="Standard">
      <style:paragraph-properties fo:text-align="start" style:justify-single-word="false"/>
      <style:text-properties style:font-name="Andale Mono" fo:font-size="14pt" officeooo:rsid="008b4639" officeooo:paragraph-rsid="02b3f533" style:font-size-asian="14pt" style:font-size-complex="14pt"/>
    </style:style>
    <style:style style:name="P78" style:family="paragraph" style:parent-style-name="Standard">
      <style:paragraph-properties fo:text-align="start" style:justify-single-word="false"/>
      <style:text-properties style:font-name="Andale Mono" fo:font-size="13pt" officeooo:rsid="02a3289b" officeooo:paragraph-rsid="02ac967d" fo:background-color="transparent" style:font-size-asian="13pt" style:font-size-complex="13pt"/>
    </style:style>
    <style:style style:name="P79" style:family="paragraph" style:parent-style-name="Standard">
      <style:paragraph-properties fo:text-align="start" style:justify-single-word="false"/>
      <style:text-properties style:font-name="Andale Mono" fo:font-size="13pt" officeooo:rsid="02a3289b" officeooo:paragraph-rsid="02b38150" fo:background-color="transparent" style:font-size-asian="13pt" style:font-size-complex="13pt"/>
    </style:style>
    <style:style style:name="P80" style:family="paragraph" style:parent-style-name="Standard">
      <style:paragraph-properties fo:text-align="start" style:justify-single-word="false"/>
      <style:text-properties style:font-name="Andale Mono" fo:font-size="13pt" officeooo:rsid="02a3289b" officeooo:paragraph-rsid="02a3289b" fo:background-color="transparent" style:font-size-asian="13pt" style:font-size-complex="13pt"/>
    </style:style>
    <style:style style:name="P81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ac967d" fo:background-color="transparent" style:font-size-asian="13pt" style:font-size-complex="13pt"/>
    </style:style>
    <style:style style:name="P82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b38150" fo:background-color="transparent" style:font-size-asian="13pt" style:font-size-complex="13pt"/>
    </style:style>
    <style:style style:name="P83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b3f533" fo:background-color="transparent" style:font-size-asian="13pt" style:font-size-complex="13pt"/>
    </style:style>
    <style:style style:name="P84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a25ca6" fo:background-color="transparent" style:font-size-asian="13pt" style:font-size-complex="13pt"/>
    </style:style>
    <style:style style:name="P85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a42f2b" fo:background-color="transparent" style:font-size-asian="13pt" style:font-size-complex="13pt"/>
    </style:style>
    <style:style style:name="P86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bdadf7" fo:background-color="transparent" style:font-size-asian="13pt" style:font-size-complex="13pt"/>
    </style:style>
    <style:style style:name="P87" style:family="paragraph" style:parent-style-name="Standard">
      <style:paragraph-properties fo:text-align="start" style:justify-single-word="false"/>
      <style:text-properties style:font-name="Andale Mono" fo:font-size="13pt" officeooo:rsid="02a42f2b" officeooo:paragraph-rsid="02ac967d" fo:background-color="transparent" style:font-size-asian="13pt" style:font-size-complex="13pt"/>
    </style:style>
    <style:style style:name="P88" style:family="paragraph" style:parent-style-name="Standard">
      <style:paragraph-properties fo:text-align="start" style:justify-single-word="false"/>
      <style:text-properties style:font-name="Andale Mono" fo:font-size="13pt" officeooo:rsid="0010f6f5" officeooo:paragraph-rsid="02ac967d" fo:background-color="transparent" style:font-size-asian="13pt" style:font-size-complex="13pt"/>
    </style:style>
    <style:style style:name="P89" style:family="paragraph" style:parent-style-name="Standard">
      <style:paragraph-properties fo:text-align="start" style:justify-single-word="false"/>
      <style:text-properties style:font-name="Andale Mono" fo:font-size="13pt" officeooo:rsid="0010f6f5" officeooo:paragraph-rsid="02b38150" fo:background-color="transparent" style:font-size-asian="13pt" style:font-size-complex="13pt"/>
    </style:style>
    <style:style style:name="P90" style:family="paragraph" style:parent-style-name="Standard">
      <style:paragraph-properties fo:text-align="start" style:justify-single-word="false"/>
      <style:text-properties style:font-name="Andale Mono" fo:font-size="13pt" officeooo:rsid="0010f6f5" officeooo:paragraph-rsid="02a42f2b" fo:background-color="transparent" style:font-size-asian="13pt" style:font-size-complex="13pt"/>
    </style:style>
    <style:style style:name="P91" style:family="paragraph" style:parent-style-name="Standard">
      <style:paragraph-properties fo:text-align="start" style:justify-single-word="false"/>
      <style:text-properties style:font-name="Andale Mono" fo:font-size="13pt" officeooo:rsid="02aed4dc" officeooo:paragraph-rsid="02aed4dc" fo:background-color="transparent" style:font-size-asian="13pt" style:font-size-complex="13pt"/>
    </style:style>
    <style:style style:name="P92" style:family="paragraph" style:parent-style-name="Standard">
      <style:paragraph-properties fo:text-align="start" style:justify-single-word="false"/>
      <style:text-properties style:font-name="Andale Mono" fo:font-size="13pt" officeooo:rsid="0010f6f5" officeooo:paragraph-rsid="02ac967d" fo:background-color="#ffff00" style:font-size-asian="13pt" style:font-size-complex="13pt"/>
    </style:style>
    <style:style style:name="P93" style:family="paragraph" style:parent-style-name="Standard">
      <style:paragraph-properties fo:text-align="start" style:justify-single-word="false"/>
      <style:text-properties style:font-name="Andale Mono" fo:font-size="13pt" officeooo:rsid="0010f6f5" officeooo:paragraph-rsid="02b38150" fo:background-color="#ffff00" style:font-size-asian="13pt" style:font-size-complex="13pt"/>
    </style:style>
    <style:style style:name="P94" style:family="paragraph" style:parent-style-name="Standard">
      <style:paragraph-properties fo:text-align="start" style:justify-single-word="false"/>
      <style:text-properties style:font-name="Andale Mono" fo:font-size="13pt" officeooo:rsid="0010f6f5" officeooo:paragraph-rsid="02a3289b" fo:background-color="#ffff00" style:font-size-asian="13pt" style:font-size-complex="13pt"/>
    </style:style>
    <style:style style:name="P95" style:family="paragraph" style:parent-style-name="Standard">
      <style:paragraph-properties fo:text-align="start" style:justify-single-word="false"/>
      <style:text-properties style:font-name="Andale Mono" fo:font-size="13pt" officeooo:rsid="02a3289b" officeooo:paragraph-rsid="02ac967d" fo:background-color="#ffff00" style:font-size-asian="13pt" style:font-size-complex="13pt"/>
    </style:style>
    <style:style style:name="P96" style:family="paragraph" style:parent-style-name="Standard">
      <style:paragraph-properties fo:text-align="start" style:justify-single-word="false"/>
      <style:text-properties style:font-name="Andale Mono" fo:font-size="13pt" officeooo:rsid="02a3289b" officeooo:paragraph-rsid="02b38150" fo:background-color="#ffff00" style:font-size-asian="13pt" style:font-size-complex="13pt"/>
    </style:style>
    <style:style style:name="P97" style:family="paragraph" style:parent-style-name="Standard">
      <style:paragraph-properties fo:text-align="start" style:justify-single-word="false"/>
      <style:text-properties style:font-name="Andale Mono" fo:font-size="13pt" officeooo:rsid="02a3289b" officeooo:paragraph-rsid="02a3289b" fo:background-color="#ffff00" style:font-size-asian="13pt" style:font-size-complex="13pt"/>
    </style:style>
    <style:style style:name="P98" style:family="paragraph" style:parent-style-name="Standard">
      <style:paragraph-properties fo:text-align="start" style:justify-single-word="false"/>
      <style:text-properties style:font-name="Andale Mono" fo:font-size="12pt" officeooo:rsid="000fb70c" officeooo:paragraph-rsid="02b3f533" fo:background-color="transparent" style:font-size-asian="12pt" style:font-size-complex="12pt"/>
    </style:style>
    <style:style style:name="P99" style:family="paragraph" style:parent-style-name="Standard">
      <style:paragraph-properties fo:text-align="start" style:justify-single-word="false"/>
      <style:text-properties style:font-name="Andale Mono" fo:font-size="12pt" officeooo:rsid="000fb70c" officeooo:paragraph-rsid="02bdadf7" fo:background-color="transparent" style:font-size-asian="12pt" style:font-size-complex="12pt"/>
    </style:style>
    <style:style style:name="P100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b3f533" fo:background-color="transparent" style:font-size-asian="12pt" style:font-size-complex="12pt"/>
    </style:style>
    <style:style style:name="P101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bdadf7" fo:background-color="transparent" style:font-size-asian="12pt" style:font-size-complex="12pt"/>
    </style:style>
    <style:style style:name="P102" style:family="paragraph" style:parent-style-name="Standard">
      <style:paragraph-properties fo:text-align="start" style:justify-single-word="false"/>
      <style:text-properties style:font-name="Andale Mono" fo:font-size="12pt" officeooo:rsid="02a42f2b" officeooo:paragraph-rsid="02b3f533" fo:background-color="transparent" style:font-size-asian="12pt" style:font-size-complex="12pt"/>
    </style:style>
    <style:style style:name="P103" style:family="paragraph" style:parent-style-name="Standard">
      <style:paragraph-properties fo:text-align="start" style:justify-single-word="false"/>
      <style:text-properties style:font-name="Andale Mono" fo:font-size="12pt" officeooo:rsid="02a42f2b" officeooo:paragraph-rsid="02bdadf7" fo:background-color="transparent" style:font-size-asian="12pt" style:font-size-complex="12pt"/>
    </style:style>
    <style:style style:name="P104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b3f533" fo:background-color="transparent" style:font-size-asian="12pt" style:font-size-complex="12pt"/>
    </style:style>
    <style:style style:name="P105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bdadf7" fo:background-color="transparent" style:font-size-asian="12pt" style:font-size-complex="12pt"/>
    </style:style>
    <style:style style:name="P106" style:family="paragraph" style:parent-style-name="Standard">
      <style:paragraph-properties fo:text-align="start" style:justify-single-word="false"/>
      <style:text-properties style:font-name="Andale Mono" fo:font-size="12pt" officeooo:rsid="02bdadf7" officeooo:paragraph-rsid="02bdadf7" fo:background-color="transparent" style:font-size-asian="12pt" style:font-size-complex="12pt"/>
    </style:style>
    <style:style style:name="P107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b3f533" fo:background-color="#ffff00" style:font-size-asian="12pt" style:font-size-complex="12pt"/>
    </style:style>
    <style:style style:name="P108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bdadf7" fo:background-color="#ffff00" style:font-size-asian="12pt" style:font-size-complex="12pt"/>
    </style:style>
    <style:style style:name="P109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b3f533" fo:background-color="#ffff00" style:font-size-asian="12pt" style:font-size-complex="12pt"/>
    </style:style>
    <style:style style:name="P110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bdadf7" fo:background-color="#ffff00" style:font-size-asian="12pt" style:font-size-complex="12pt"/>
    </style:style>
    <style:style style:name="P111" style:family="paragraph" style:parent-style-name="Standard">
      <style:paragraph-properties fo:text-align="start" style:justify-single-word="false"/>
      <style:text-properties officeooo:paragraph-rsid="02ac967d"/>
    </style:style>
    <style:style style:name="P112" style:family="paragraph" style:parent-style-name="Standard">
      <style:paragraph-properties fo:text-align="start" style:justify-single-word="false"/>
      <style:text-properties officeooo:paragraph-rsid="02b38150"/>
    </style:style>
    <style:style style:name="P113" style:family="paragraph" style:parent-style-name="Standard">
      <style:paragraph-properties fo:text-align="start" style:justify-single-word="false"/>
      <style:text-properties officeooo:paragraph-rsid="02b3f533"/>
    </style:style>
    <style:style style:name="P114" style:family="paragraph" style:parent-style-name="Standard">
      <style:paragraph-properties fo:text-align="start" style:justify-single-word="false"/>
      <style:text-properties officeooo:paragraph-rsid="02a42f2b"/>
    </style:style>
    <style:style style:name="P115" style:family="paragraph" style:parent-style-name="Standard">
      <style:paragraph-properties fo:text-align="start" style:justify-single-word="false"/>
      <style:text-properties officeooo:paragraph-rsid="02a7c2a2"/>
    </style:style>
    <style:style style:name="P116" style:family="paragraph" style:parent-style-name="Standard">
      <style:paragraph-properties fo:text-align="start" style:justify-single-word="false"/>
      <style:text-properties officeooo:paragraph-rsid="02a3289b"/>
    </style:style>
    <style:style style:name="P117" style:family="paragraph" style:parent-style-name="Standard">
      <style:paragraph-properties fo:text-align="start" style:justify-single-word="false"/>
      <style:text-properties officeooo:paragraph-rsid="02bdadf7"/>
    </style:style>
    <style:style style:name="P118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2a25ca6" style:font-size-asian="14pt" style:font-size-complex="14pt"/>
    </style:style>
    <style:style style:name="P119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2ac967d" style:font-size-asian="14pt" style:font-size-complex="14pt"/>
    </style:style>
    <style:style style:name="P120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2b38150" style:font-size-asian="14pt" style:font-size-complex="14pt"/>
    </style:style>
    <style:style style:name="P121" style:family="paragraph" style:parent-style-name="Standard">
      <style:paragraph-properties fo:text-align="start" style:justify-single-word="false"/>
      <style:text-properties style:font-name="Impact" fo:font-size="13pt" officeooo:rsid="0010f6f5" officeooo:paragraph-rsid="02ac967d" style:font-size-asian="11.3500003814697pt" style:font-size-complex="13pt"/>
    </style:style>
    <style:style style:name="P122" style:family="paragraph" style:parent-style-name="Standard">
      <style:paragraph-properties fo:text-align="start" style:justify-single-word="false"/>
      <style:text-properties style:font-name="Impact" fo:font-size="13pt" officeooo:rsid="0010f6f5" officeooo:paragraph-rsid="02b38150" style:font-size-asian="13pt" style:font-size-complex="13pt"/>
    </style:style>
    <style:style style:name="P123" style:family="paragraph" style:parent-style-name="Standard">
      <style:paragraph-properties fo:text-align="start" style:justify-single-word="false"/>
      <style:text-properties style:font-name="Impact" fo:font-size="13pt" officeooo:rsid="0010f6f5" officeooo:paragraph-rsid="02b3f533" style:font-size-asian="13pt" style:font-size-complex="13pt"/>
    </style:style>
    <style:style style:name="P124" style:family="paragraph" style:parent-style-name="Standard">
      <style:paragraph-properties fo:text-align="start" style:justify-single-word="false"/>
      <style:text-properties style:font-name="Impact" fo:font-size="13pt" officeooo:rsid="0010f6f5" officeooo:paragraph-rsid="02a25ca6" style:font-size-asian="13pt" style:font-size-complex="13pt"/>
    </style:style>
    <style:style style:name="P125" style:family="paragraph" style:parent-style-name="Standard">
      <style:paragraph-properties fo:text-align="start" style:justify-single-word="false"/>
      <style:text-properties style:font-name="Impact" fo:font-size="13pt" officeooo:rsid="0010f6f5" officeooo:paragraph-rsid="02bdadf7" style:font-size-asian="13pt" style:font-size-complex="13pt"/>
    </style:style>
    <style:style style:name="P126" style:family="paragraph" style:parent-style-name="Standard">
      <style:paragraph-properties fo:text-align="start" style:justify-single-word="false"/>
      <style:text-properties style:font-name="Suruma" fo:font-size="14pt" officeooo:rsid="00f43335" officeooo:paragraph-rsid="02ac967d" style:font-size-asian="14pt" style:font-size-complex="14pt"/>
    </style:style>
    <style:style style:name="P127" style:family="paragraph" style:parent-style-name="Standard">
      <style:paragraph-properties fo:text-align="start" style:justify-single-word="false"/>
      <style:text-properties style:font-name="Suruma" fo:font-size="14pt" officeooo:rsid="00f43335" officeooo:paragraph-rsid="02b38150" style:font-size-asian="14pt" style:font-size-complex="14pt"/>
    </style:style>
    <style:style style:name="P128" style:family="paragraph" style:parent-style-name="Standard">
      <style:paragraph-properties fo:text-align="start" style:justify-single-word="false"/>
      <style:text-properties fo:font-size="13pt" officeooo:paragraph-rsid="02ac967d" fo:background-color="transparent" style:font-size-asian="13pt" style:font-size-complex="13pt"/>
    </style:style>
    <style:style style:name="P129" style:family="paragraph" style:parent-style-name="Standard">
      <style:paragraph-properties fo:text-align="start" style:justify-single-word="false"/>
      <style:text-properties fo:font-size="13pt" officeooo:paragraph-rsid="02b38150" fo:background-color="transparent" style:font-size-asian="13pt" style:font-size-complex="13pt"/>
    </style:style>
    <style:style style:name="P130" style:family="paragraph" style:parent-style-name="Standard">
      <style:paragraph-properties fo:text-align="start" style:justify-single-word="false"/>
      <style:text-properties fo:font-size="13pt" officeooo:paragraph-rsid="02a42f2b" fo:background-color="transparent" style:font-size-asian="13pt" style:font-size-complex="13pt"/>
    </style:style>
    <style:style style:name="P131" style:family="paragraph" style:parent-style-name="Standard">
      <style:paragraph-properties fo:text-align="start" style:justify-single-word="false"/>
      <style:text-properties fo:font-size="13pt" officeooo:rsid="02b51f04" officeooo:paragraph-rsid="02b51f04" fo:background-color="transparent" style:font-size-asian="13pt" style:font-size-complex="13pt"/>
    </style:style>
    <style:style style:name="P132" style:family="paragraph" style:parent-style-name="Standard">
      <style:paragraph-properties fo:text-align="start" style:justify-single-word="false"/>
      <style:text-properties fo:font-size="12pt" officeooo:paragraph-rsid="02b3f533" fo:background-color="transparent" style:font-size-asian="12pt" style:font-size-complex="12pt"/>
    </style:style>
    <style:style style:name="P133" style:family="paragraph" style:parent-style-name="Standard">
      <style:paragraph-properties fo:text-align="start" style:justify-single-word="false"/>
      <style:text-properties fo:font-size="12pt" officeooo:paragraph-rsid="02bdadf7" fo:background-color="transparent" style:font-size-asian="12pt" style:font-size-complex="12pt"/>
    </style:style>
    <style:style style:name="P134" style:family="paragraph" style:parent-style-name="Standard">
      <style:paragraph-properties fo:text-align="start" style:justify-single-word="false"/>
      <style:text-properties fo:font-size="12pt" officeooo:paragraph-rsid="02b3f533" style:font-size-asian="12pt" style:font-size-complex="12pt"/>
    </style:style>
    <style:style style:name="P135" style:family="paragraph" style:parent-style-name="Standard">
      <style:paragraph-properties fo:text-align="start" style:justify-single-word="false"/>
      <style:text-properties fo:font-size="12pt" officeooo:paragraph-rsid="02bdadf7" style:font-size-asian="12pt" style:font-size-complex="12pt"/>
    </style:style>
    <style:style style:name="P136" style:family="paragraph" style:parent-style-name="Standard">
      <style:paragraph-properties fo:text-align="start" style:justify-single-word="false" fo:break-before="page"/>
      <style:text-properties style:font-name="Impact" fo:font-size="20pt" officeooo:rsid="02a3289b" officeooo:paragraph-rsid="02ac967d" style:font-size-asian="20pt" style:font-size-complex="20pt"/>
    </style:style>
    <style:style style:name="P137" style:family="paragraph" style:parent-style-name="Standard">
      <style:paragraph-properties fo:text-align="start" style:justify-single-word="false" fo:break-before="page"/>
      <style:text-properties style:font-name="Impact" fo:font-size="20pt" officeooo:rsid="02a3289b" officeooo:paragraph-rsid="02b38150" style:font-size-asian="20pt" style:font-size-complex="20pt"/>
    </style:style>
    <style:style style:name="P138" style:family="paragraph" style:parent-style-name="Standard">
      <style:paragraph-properties fo:text-align="start" style:justify-single-word="false" fo:break-before="page"/>
      <style:text-properties style:font-name="Impact" fo:font-size="20pt" officeooo:rsid="02a3289b" officeooo:paragraph-rsid="02b3f533" style:font-size-asian="20pt" style:font-size-complex="20pt"/>
    </style:style>
    <style:style style:name="P139" style:family="paragraph" style:parent-style-name="Standard">
      <style:paragraph-properties fo:text-align="start" style:justify-single-word="false" fo:break-before="page"/>
      <style:text-properties style:font-name="Impact" fo:font-size="20pt" officeooo:rsid="02a3289b" officeooo:paragraph-rsid="02bdadf7" style:font-size-asian="20pt" style:font-size-complex="20pt"/>
    </style:style>
    <style:style style:name="P140" style:family="paragraph" style:parent-style-name="Standard">
      <style:paragraph-properties fo:text-align="start" style:justify-single-word="false" fo:break-before="page"/>
      <style:text-properties officeooo:paragraph-rsid="02b23623"/>
    </style:style>
    <style:style style:name="P141" style:family="paragraph">
      <style:paragraph-properties fo:text-align="center"/>
    </style:style>
    <style:style style:name="P142" style:family="paragraph">
      <loext:graphic-properties draw:fill="none" draw:fill-color="#ffffff"/>
      <style:paragraph-properties fo:text-align="center" style:writing-mode="lr-tb"/>
      <style:text-properties fo:font-size="96pt" style:font-size-asian="96pt" style:font-size-complex="96pt"/>
    </style:style>
    <style:style style:name="P143" style:family="paragraph">
      <loext:graphic-properties draw:fill="none" draw:fill-color="#ffffff"/>
      <style:paragraph-properties style:writing-mode="lr-tb"/>
      <style:text-properties style:font-name="Impact" fo:font-size="40pt" style:font-size-asian="40pt" style:font-size-complex="40pt"/>
    </style:style>
    <style:style style:name="T1" style:family="text">
      <style:text-properties officeooo:rsid="0010f6f5"/>
    </style:style>
    <style:style style:name="T2" style:family="text">
      <style:text-properties officeooo:rsid="0013db20"/>
    </style:style>
    <style:style style:name="T3" style:family="text">
      <style:text-properties officeooo:rsid="00141b18"/>
    </style:style>
    <style:style style:name="T4" style:family="text">
      <style:text-properties officeooo:rsid="0015e49c"/>
    </style:style>
    <style:style style:name="T5" style:family="text">
      <style:text-properties fo:color="#2a6099" officeooo:rsid="02955879"/>
    </style:style>
    <style:style style:name="T6" style:family="text">
      <style:text-properties officeooo:rsid="001d6b2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0d319"/>
    </style:style>
    <style:style style:name="T9" style:family="text">
      <style:text-properties officeooo:rsid="0022b6e7"/>
    </style:style>
    <style:style style:name="T10" style:family="text">
      <style:text-properties officeooo:rsid="0023d687"/>
    </style:style>
    <style:style style:name="T11" style:family="text">
      <style:text-properties officeooo:rsid="0025bc1d"/>
    </style:style>
    <style:style style:name="T12" style:family="text">
      <style:text-properties officeooo:rsid="00289e53"/>
    </style:style>
    <style:style style:name="T13" style:family="text">
      <style:text-properties style:font-name="Andale Mono"/>
    </style:style>
    <style:style style:name="T14" style:family="text">
      <style:text-properties style:font-name="Andale Mono" officeooo:rsid="02a3289b"/>
    </style:style>
    <style:style style:name="T15" style:family="text">
      <style:text-properties style:font-name="Andale Mono" officeooo:rsid="02a42f2b"/>
    </style:style>
    <style:style style:name="T16" style:family="text">
      <style:text-properties style:font-name="Andale Mono" officeooo:rsid="02ac967d"/>
    </style:style>
    <style:style style:name="T17" style:family="text">
      <style:text-properties style:font-name="Andale Mono" officeooo:rsid="0010f6f5"/>
    </style:style>
    <style:style style:name="T18" style:family="text">
      <style:text-properties style:font-name="Andale Mono" officeooo:rsid="02a7c2a2"/>
    </style:style>
    <style:style style:name="T19" style:family="text">
      <style:text-properties style:font-name="Andale Mono" fo:font-size="13pt" officeooo:rsid="02a7c2a2" fo:background-color="transparent" loext:char-shading-value="0" style:font-size-asian="13pt" style:font-size-complex="13pt"/>
    </style:style>
    <style:style style:name="T20" style:family="text">
      <style:text-properties style:font-name="Andale Mono" fo:font-size="13pt" officeooo:rsid="02ac967d" fo:background-color="transparent" loext:char-shading-value="0" style:font-size-asian="13pt" style:font-size-complex="13pt"/>
    </style:style>
    <style:style style:name="T21" style:family="text">
      <style:text-properties style:font-name="Andale Mono" fo:font-size="13pt" officeooo:rsid="02a3289b" fo:background-color="transparent" loext:char-shading-value="0" style:font-size-asian="13pt" style:font-size-complex="13pt"/>
    </style:style>
    <style:style style:name="T22" style:family="text">
      <style:text-properties style:font-name="Andale Mono" fo:font-size="13pt" officeooo:rsid="02a42f2b" fo:background-color="transparent" loext:char-shading-value="0" style:font-size-asian="13pt" style:font-size-complex="13pt"/>
    </style:style>
    <style:style style:name="T23" style:family="text">
      <style:text-properties style:font-name="Andale Mono" fo:font-size="13pt" officeooo:rsid="02b38150" fo:background-color="transparent" loext:char-shading-value="0" style:font-size-asian="13pt" style:font-size-complex="13pt"/>
    </style:style>
    <style:style style:name="T24" style:family="text">
      <style:text-properties style:font-name="Andale Mono" fo:font-size="13pt" officeooo:rsid="0010f6f5" fo:background-color="transparent" loext:char-shading-value="0" style:font-size-asian="13pt" style:font-size-complex="13pt"/>
    </style:style>
    <style:style style:name="T25" style:family="text">
      <style:text-properties style:font-name="Andale Mono" fo:font-size="13pt" officeooo:rsid="02b7c215" fo:background-color="transparent" loext:char-shading-value="0" style:font-size-asian="13pt" style:font-size-complex="13pt"/>
    </style:style>
    <style:style style:name="T26" style:family="text">
      <style:text-properties style:font-name="Andale Mono" officeooo:rsid="02b38150"/>
    </style:style>
    <style:style style:name="T27" style:family="text">
      <style:text-properties style:font-name="Andale Mono" officeooo:rsid="02b3f533"/>
    </style:style>
    <style:style style:name="T28" style:family="text">
      <style:text-properties style:font-name="Andale Mono" officeooo:rsid="02b4a894"/>
    </style:style>
    <style:style style:name="T29" style:family="text">
      <style:text-properties style:font-name="Andale Mono" officeooo:rsid="02a3289b" fo:background-color="transparent" loext:char-shading-value="0"/>
    </style:style>
    <style:style style:name="T30" style:family="text">
      <style:text-properties style:font-name="Andale Mono" officeooo:rsid="02a42f2b" fo:background-color="transparent" loext:char-shading-value="0"/>
    </style:style>
    <style:style style:name="T31" style:family="text">
      <style:text-properties style:font-name="Andale Mono" officeooo:rsid="02b38150" fo:background-color="transparent" loext:char-shading-value="0"/>
    </style:style>
    <style:style style:name="T32" style:family="text">
      <style:text-properties style:font-name="Andale Mono" officeooo:rsid="02b3f533" fo:background-color="transparent" loext:char-shading-value="0"/>
    </style:style>
    <style:style style:name="T33" style:family="text">
      <style:text-properties style:font-name="Andale Mono" officeooo:rsid="0010f6f5" fo:background-color="transparent" loext:char-shading-value="0"/>
    </style:style>
    <style:style style:name="T34" style:family="text">
      <style:text-properties style:font-name="Andale Mono" officeooo:rsid="02b7c215"/>
    </style:style>
    <style:style style:name="T35" style:family="text">
      <style:text-properties style:font-name="Andale Mono" officeooo:rsid="02bb8d3a"/>
    </style:style>
    <style:style style:name="T36" style:family="text">
      <style:text-properties style:font-name="Andale Mono" officeooo:rsid="02bdadf7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officeooo:rsid="005c82fc"/>
    </style:style>
    <style:style style:name="T39" style:family="text">
      <style:text-properties officeooo:rsid="005d85b1"/>
    </style:style>
    <style:style style:name="T40" style:family="text">
      <style:text-properties style:font-name="Suruma" officeooo:rsid="00f2068e"/>
    </style:style>
    <style:style style:name="T41" style:family="text">
      <style:text-properties style:font-name="Suruma" officeooo:rsid="00f43335"/>
    </style:style>
    <style:style style:name="T42" style:family="text">
      <style:text-properties style:font-name="Suruma" officeooo:rsid="0103f00d"/>
    </style:style>
    <style:style style:name="T43" style:family="text">
      <style:text-properties style:font-name="Suruma" officeooo:rsid="015dd5ed"/>
    </style:style>
    <style:style style:name="T44" style:family="text">
      <style:text-properties style:font-name="Suruma" officeooo:rsid="00fd2f56"/>
    </style:style>
    <style:style style:name="T45" style:family="text">
      <style:text-properties style:font-name="Suruma" officeooo:rsid="015e9b28"/>
    </style:style>
    <style:style style:name="T46" style:family="text">
      <style:text-properties style:font-name="Suruma" officeooo:rsid="00934277"/>
    </style:style>
    <style:style style:name="T47" style:family="text">
      <style:text-properties style:font-name="Suruma" officeooo:rsid="0094cde1"/>
    </style:style>
    <style:style style:name="T48" style:family="text">
      <style:text-properties style:font-name="Suruma" officeooo:rsid="00a24b26"/>
    </style:style>
    <style:style style:name="T49" style:family="text">
      <style:text-properties style:font-name="Suruma" officeooo:rsid="00a54dad"/>
    </style:style>
    <style:style style:name="T50" style:family="text">
      <style:text-properties style:font-name="Suruma" officeooo:rsid="009c6b30"/>
    </style:style>
    <style:style style:name="T51" style:family="text">
      <style:text-properties style:font-name="Suruma" officeooo:rsid="00996386"/>
    </style:style>
    <style:style style:name="T52" style:family="text">
      <style:text-properties style:font-name="Suruma" officeooo:rsid="009a1970"/>
    </style:style>
    <style:style style:name="T53" style:family="text">
      <style:text-properties style:font-name="Suruma" officeooo:rsid="00a08827"/>
    </style:style>
    <style:style style:name="T54" style:family="text">
      <style:text-properties style:font-name="Suruma" officeooo:rsid="01478e24"/>
    </style:style>
    <style:style style:name="T55" style:family="text">
      <style:text-properties style:font-name="Suruma" officeooo:rsid="00a76024"/>
    </style:style>
    <style:style style:name="T56" style:family="text">
      <style:text-properties style:font-name="Suruma" officeooo:rsid="014485e0"/>
    </style:style>
    <style:style style:name="T57" style:family="text">
      <style:text-properties style:font-name="Suruma" officeooo:rsid="0145d716"/>
    </style:style>
    <style:style style:name="T58" style:family="text">
      <style:text-properties style:font-name="Suruma" officeooo:rsid="014a83ea"/>
    </style:style>
    <style:style style:name="T59" style:family="text">
      <style:text-properties style:font-name="Suruma" officeooo:rsid="014950a8"/>
    </style:style>
    <style:style style:name="T60" style:family="text">
      <style:text-properties style:font-name="Suruma" officeooo:rsid="001eba0d"/>
    </style:style>
    <style:style style:name="T61" style:family="text">
      <style:text-properties style:font-name="Suruma" officeooo:rsid="00fd28ff"/>
    </style:style>
    <style:style style:name="T62" style:family="text">
      <style:text-properties style:font-name="Suruma" officeooo:rsid="00fae2dc"/>
    </style:style>
    <style:style style:name="T63" style:family="text">
      <style:text-properties style:font-name="Suruma" officeooo:rsid="00fa40e6"/>
    </style:style>
    <style:style style:name="T64" style:family="text">
      <style:text-properties style:font-name="Suruma" officeooo:rsid="00fc03e2"/>
    </style:style>
    <style:style style:name="T65" style:family="text">
      <style:text-properties style:font-name="Suruma" officeooo:rsid="010688e5"/>
    </style:style>
    <style:style style:name="T66" style:family="text">
      <style:text-properties style:font-name="Suruma" officeooo:rsid="01622442"/>
    </style:style>
    <style:style style:name="T67" style:family="text">
      <style:text-properties style:font-name="Suruma" fo:font-size="14pt" officeooo:rsid="0010f6f5" style:font-size-asian="14pt" style:font-size-complex="14pt"/>
    </style:style>
    <style:style style:name="T68" style:family="text">
      <style:text-properties style:font-name="Suruma" fo:font-size="14pt" officeooo:rsid="026adc7c" style:font-size-asian="14pt" style:font-size-complex="14pt"/>
    </style:style>
    <style:style style:name="T69" style:family="text">
      <style:text-properties style:font-name="Suruma" fo:font-size="14pt" officeooo:rsid="026b5357" style:font-size-asian="14pt" style:font-size-complex="14pt"/>
    </style:style>
    <style:style style:name="T70" style:family="text">
      <style:text-properties style:font-name="Suruma" fo:font-size="14pt" officeooo:rsid="0015e49c" style:font-size-asian="14pt" style:font-size-complex="14pt"/>
    </style:style>
    <style:style style:name="T71" style:family="text">
      <style:text-properties style:font-name="Suruma" fo:font-size="14pt" officeooo:rsid="00cfad1b" style:font-size-asian="14pt" style:font-size-complex="14pt"/>
    </style:style>
    <style:style style:name="T72" style:family="text">
      <style:text-properties style:font-name="Suruma" fo:font-size="14pt" officeooo:rsid="0027a948" style:font-size-asian="14pt" style:font-size-complex="14pt"/>
    </style:style>
    <style:style style:name="T73" style:family="text">
      <style:text-properties style:font-name="Suruma" fo:font-size="14pt" officeooo:rsid="026c20cf" style:font-size-asian="14pt" style:font-size-complex="14pt"/>
    </style:style>
    <style:style style:name="T74" style:family="text">
      <style:text-properties style:font-name="Suruma" fo:font-size="14pt" officeooo:rsid="026c6819" style:font-size-asian="14pt" style:font-size-complex="14pt"/>
    </style:style>
    <style:style style:name="T75" style:family="text">
      <style:text-properties style:font-name="Suruma" fo:font-size="14pt" officeooo:rsid="029bbb77" style:font-size-asian="14pt" style:font-size-complex="14pt"/>
    </style:style>
    <style:style style:name="T76" style:family="text">
      <style:text-properties style:font-name="Suruma" fo:font-size="14pt" officeooo:rsid="029c90f7" style:font-size-asian="14pt" style:font-size-complex="14pt"/>
    </style:style>
    <style:style style:name="T77" style:family="text">
      <style:text-properties style:font-name="Suruma" fo:font-size="14pt" officeooo:rsid="029dc3f2" style:font-size-asian="14pt" style:font-size-complex="14pt"/>
    </style:style>
    <style:style style:name="T78" style:family="text">
      <style:text-properties style:font-name="Suruma" fo:font-size="14pt" officeooo:rsid="00165c37" style:font-size-asian="12.25pt" style:font-size-complex="14pt"/>
    </style:style>
    <style:style style:name="T79" style:family="text">
      <style:text-properties style:font-name="Suruma" fo:font-size="14pt" officeooo:rsid="00176afe" style:font-size-asian="12.25pt" style:font-size-complex="14pt"/>
    </style:style>
    <style:style style:name="T80" style:family="text">
      <style:text-properties style:font-name="Suruma" fo:font-size="14pt" officeooo:rsid="02980752" style:font-size-asian="12.25pt" style:font-size-complex="14pt"/>
    </style:style>
    <style:style style:name="T81" style:family="text">
      <style:text-properties style:font-name="Suruma" fo:font-size="14pt" officeooo:rsid="0299ef68" style:font-size-asian="12.25pt" style:font-size-complex="14pt"/>
    </style:style>
    <style:style style:name="T82" style:family="text">
      <style:text-properties style:font-name="Suruma" officeooo:rsid="02946322"/>
    </style:style>
    <style:style style:name="T83" style:family="text">
      <style:text-properties fo:color="#c9211e" fo:font-size="48pt" officeooo:rsid="02955879" style:font-size-asian="48pt" style:font-size-complex="48pt"/>
    </style:style>
    <style:style style:name="T84" style:family="text">
      <style:text-properties fo:color="#c9211e" officeooo:rsid="02955879"/>
    </style:style>
    <style:style style:name="T85" style:family="text">
      <style:text-properties officeooo:rsid="009f01b5"/>
    </style:style>
    <style:style style:name="T86" style:family="text">
      <style:text-properties officeooo:rsid="00a24b26"/>
    </style:style>
    <style:style style:name="T87" style:family="text">
      <style:text-properties officeooo:rsid="00a81f06"/>
    </style:style>
    <style:style style:name="T88" style:family="text">
      <style:text-properties officeooo:rsid="00fae2dc"/>
    </style:style>
    <style:style style:name="T89" style:family="text">
      <style:text-properties officeooo:rsid="00fc03e2"/>
    </style:style>
    <style:style style:name="T90" style:family="text">
      <style:text-properties officeooo:rsid="00fd2f56"/>
    </style:style>
    <style:style style:name="T91" style:family="text">
      <style:text-properties fo:background-color="#ffff00" loext:char-shading-value="0"/>
    </style:style>
    <style:style style:name="T92" style:family="text">
      <style:text-properties officeooo:rsid="0010f6f5" fo:background-color="#ffff00" loext:char-shading-value="0"/>
    </style:style>
    <style:style style:name="T93" style:family="text">
      <style:text-properties officeooo:rsid="003e81d3" fo:background-color="#ffff00" loext:char-shading-value="0"/>
    </style:style>
    <style:style style:name="T94" style:family="text">
      <style:text-properties officeooo:rsid="005f9c2d" fo:background-color="#ffff00" loext:char-shading-value="0"/>
    </style:style>
    <style:style style:name="T95" style:family="text">
      <style:text-properties officeooo:rsid="015dd5ed"/>
    </style:style>
    <style:style style:name="T96" style:family="text">
      <style:text-properties fo:font-size="16pt" style:font-size-asian="16pt" style:font-size-complex="16pt"/>
    </style:style>
    <style:style style:name="T97" style:family="text">
      <style:text-properties fo:font-size="16pt" officeooo:rsid="02a3289b" style:font-size-asian="16pt" style:font-size-complex="16pt"/>
    </style:style>
    <style:style style:name="T98" style:family="text">
      <style:text-properties fo:font-size="16pt" officeooo:rsid="02a42f2b" style:font-size-asian="16pt" style:font-size-complex="16pt"/>
    </style:style>
    <style:style style:name="T99" style:family="text">
      <style:text-properties fo:font-size="16pt" officeooo:rsid="02ac967d" style:font-size-asian="16pt" style:font-size-complex="16pt"/>
    </style:style>
    <style:style style:name="T100" style:family="text">
      <style:text-properties fo:font-size="16pt" officeooo:rsid="02b3f533" style:font-size-asian="16pt" style:font-size-complex="16pt"/>
    </style:style>
    <style:style style:name="T101" style:family="text">
      <style:text-properties officeooo:rsid="001d2d91"/>
    </style:style>
    <style:style style:name="T102" style:family="text">
      <style:text-properties officeooo:rsid="005aba84"/>
    </style:style>
    <style:style style:name="T103" style:family="text">
      <style:text-properties officeooo:rsid="0231a1ee"/>
    </style:style>
    <style:style style:name="T104" style:family="text">
      <style:text-properties officeooo:rsid="026e54ea"/>
    </style:style>
    <style:style style:name="T105" style:family="text">
      <style:text-properties officeooo:rsid="029fa800"/>
    </style:style>
    <style:style style:name="T106" style:family="text">
      <style:text-properties officeooo:rsid="02a3289b"/>
    </style:style>
    <style:style style:name="T107" style:family="text">
      <style:text-properties officeooo:rsid="02a5e9de"/>
    </style:style>
    <style:style style:name="T108" style:family="text">
      <style:text-properties officeooo:rsid="02ac967d"/>
    </style:style>
    <style:style style:name="T109" style:family="text">
      <style:text-properties style:font-name="Ubuntu Condensed" fo:font-size="14pt" officeooo:rsid="000fb70c" style:font-size-asian="14pt" style:font-size-complex="14pt"/>
    </style:style>
    <style:style style:name="T110" style:family="text">
      <style:text-properties officeooo:rsid="02b38150"/>
    </style:style>
    <style:style style:name="T111" style:family="text">
      <style:text-properties officeooo:rsid="02b3f533"/>
    </style:style>
    <style:style style:name="T112" style:family="text">
      <style:text-properties fo:font-size="14pt" officeooo:rsid="02b3f533" style:font-size-asian="14pt" style:font-size-complex="14pt"/>
    </style:style>
    <style:style style:name="T113" style:family="text">
      <style:text-properties fo:font-size="14pt" officeooo:rsid="02a42f2b" style:font-size-asian="14pt" style:font-size-complex="14pt"/>
    </style:style>
    <style:style style:name="T114" style:family="text">
      <style:text-properties fo:font-size="14pt" officeooo:rsid="02bd325a" style:font-size-asian="14pt" style:font-size-complex="14pt"/>
    </style:style>
    <style:style style:name="T115" style:family="text">
      <style:text-properties fo:font-size="14pt" officeooo:rsid="02a5e9de" style:font-size-asian="14pt" style:font-size-complex="14pt"/>
    </style:style>
    <style:style style:name="T116" style:family="text">
      <style:text-properties fo:font-size="14pt" officeooo:rsid="02a3289b" style:font-size-asian="14pt" style:font-size-complex="14pt"/>
    </style:style>
    <style:style style:name="T117" style:family="text">
      <style:text-properties officeooo:rsid="02b7c215"/>
    </style:style>
    <style:style style:name="T118" style:family="text">
      <style:text-properties officeooo:rsid="02bd325a"/>
    </style:style>
    <style:style style:name="T119" style:family="text">
      <style:text-properties officeooo:rsid="02bdadf7"/>
    </style:style>
    <style:style style:name="T120" style:family="text">
      <style:text-properties fo:color="#2a6099" style:font-name="Impact" fo:font-size="96pt" style:font-size-asian="96pt" style:font-name-complex="Impact" style:font-size-complex="96pt"/>
    </style:style>
    <style:style style:name="T121" style:family="text">
      <style:text-properties style:font-name="Impact" fo:font-size="40pt" style:font-size-asian="40pt" style:font-size-complex="40pt"/>
    </style:style>
    <style:style style:name="gr1" style:family="graphic">
      <style:graphic-properties draw:stroke="none" svg:stroke-color="#000000" draw:fill="none" draw:fill-color="#ffffff" fo:min-height="1.6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0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39"/>
      <text:p text:style-name="P39"/>
      <text:p text:style-name="P39"/>
      <text:p text:style-name="P39"/>
      <text:p text:style-name="P39"/>
      <text:p text:style-name="P39"><draw:frame text:anchor-type="paragraph" draw:z-index="0" draw:name="Shape1_0" draw:style-name="gr2" draw:text-style-name="P143" svg:width="1.8961in" svg:height="1.0835in" svg:x="5.2083in" svg:y="0.1189in"><draw:text-box><text:p><text:span text:style-name="T121">BAC</text:span><text:span text:style-name="T121">K TO</text:span></text:p></draw:text-box></draw:frame></text:p>
      <text:p text:style-name="P39"/>
      <text:p text:style-name="P45"><draw:frame text:anchor-type="paragraph" draw:z-index="1" draw:name="Shape2" draw:style-name="gr1" draw:text-style-name="P142" svg:width="1.1087in" svg:height="1.6276in" svg:x="6.1827in" svg:y="0.0047in"><draw:text-box><text:p text:style-name="P141"><text:span text:style-name="T120">C</text:span></text:p></draw:text-box></draw:frame><text:span text:style-name="T84">E</text:span><text:span text:style-name="T83">xtended</text:span><text:span text:style-name="T5"> </text:span></text:p>
      <text:p text:style-name="P65"><text:span text:style-name="T87">V</text:span>ersion 1.0</text:p>
      <text:p text:style-name="P66"/>
      <text:p text:style-name="P64">By Malith Perera</text:p>
      <text:p text:style-name="P67"/>
      <text:p text:style-name="P69">Introduction</text:p>
      <text:p text:style-name="P9"/>
      <text:p text:style-name="P54"><text:span text:style-name="T78"><text:tab/>Extended C allows you to do every thing what C does and extend </text:span><text:span text:style-name="T79">C </text:span><text:span text:style-name="T78">functionalities to create easy variables, arrays, lists, queues, stacks. </text:span><text:span text:style-name="T80">It</text:span><text:span text:style-name="T78"> </text:span><text:span text:style-name="T80">also </text:span><text:span text:style-name="T79">help you to automate memory if you are interested in. That's not all it </text:span><text:span text:style-name="T80">supports </text:span><text:span text:style-name="T81">develop your application with</text:span><text:span text:style-name="T79"> objects in mind.</text:span></text:p>
      <text:p text:style-name="P68"/>
      <text:p text:style-name="P53"><text:span text:style-name="T67"><text:tab/></text:span><text:span text:style-name="T75">Here you need</text:span><text:span text:style-name="T68"> </text:span><text:span text:style-name="T75">basic</text:span><text:span text:style-name="T68"> </text:span><text:span text:style-name="T75">knowledge of C</text:span><text:span text:style-name="T69"> </text:span><text:span text:style-name="T68">programming concepts </text:span><text:span text:style-name="T75">to move further</text:span><text:span text:style-name="T73">. </text:span><text:span text:style-name="T75">If you unfamiliar with C basic concepts please refer C Basics documentation. It may </text:span><text:span text:style-name="T76">take </text:span><text:span text:style-name="T75">no more than an hour if you </text:span><text:span text:style-name="T76">know the basic</text:span><text:span text:style-name="T75"> programming language concepts.</text:span></text:p>
      <text:p text:style-name="P22"/>
      <text:p text:style-name="P55"><text:span text:style-name="T73"><text:tab/></text:span><text:span text:style-name="T68">W</text:span><text:span text:style-name="T70">hat you have to do here is </text:span><text:span text:style-name="T77">follow the instructions in the document and study the code given in the examples. Then </text:span><text:span text:style-name="T70">compile and run. </text:span><text:span text:style-name="T77">Inspect</text:span><text:span text:style-name="T70"> the code </text:span><text:span text:style-name="T71">carefully </text:span><text:span text:style-name="T68">till you get understand</text:span><text:span text:style-name="T70">. </text:span><text:span text:style-name="T72">Important parts in the code are highlighted. </text:span><text:span text:style-name="T70">I’m sure you will grab </text:span><text:span text:style-name="T72">the essence</text:span><text:span text:style-name="T70">. It’s </text:span><text:span text:style-name="T74">simple and </text:span><text:span text:style-name="T70">easy. Same thing is repeating again and again.</text:span></text:p>
      <text:p text:style-name="P10"/>
      <text:p text:style-name="P11"><text:span text:style-name="T101"><text:tab/></text:span><text:span text:style-name="T39">Next </text:span><text:span text:style-name="T105">add</text:span><text:span text:style-name="T101"> some </text:span><text:span text:style-name="T105">codes</text:span><text:span text:style-name="T101"> to your </text:span><text:span text:style-name="T105">file or create new files as you like</text:span><text:span text:style-name="T101">. </text:span><text:span text:style-name="T105">Write your own code what you get from the example. </text:span><text:span text:style-name="T102">Then save and compile. </text:span><text:span text:style-name="T105">Play with your code until you can do something alone.</text:span></text:p>
      <text:p text:style-name="P12"><text:tab/></text:p>
      <text:p text:style-name="P8"><text:tab/>Here we use <text:span text:style-name="T11">GCC</text:span> compiler in Linux <text:span text:style-name="T2">terminal </text:span>with v<text:span text:style-name="T4">im</text:span> editor. <text:span text:style-name="T3">It’s free. </text:span><text:span text:style-name="T10">S</text:span><text:span text:style-name="T3">o you can give it a try. Else you can use </text:span><text:span text:style-name="T11">MingW compiler and </text:span><text:span text:style-name="T3">VSCode </text:span><text:span text:style-name="T11">as editor</text:span><text:span text:style-name="T3"> in Windows </text:span><text:span text:style-name="T4">or </text:span><text:span text:style-name="T11">GCC and </text:span><text:span text:style-name="T3">XCode in Mac OS. Please search internet how to </text:span><text:span text:style-name="T12">install, </text:span><text:span text:style-name="T6">edit, </text:span><text:span text:style-name="T3">compile and run C programs in your environment.</text:span></text:p>
      <text:p text:style-name="P8"/>
      <text:p text:style-name="P13">Play with your code <text:span text:style-name="T104">and</text:span> <text:span text:style-name="T104">e</text:span><text:span text:style-name="T38">njoy.</text:span></text:p>
      <text:p text:style-name="P6"/>
      <text:p text:style-name="P6">Happy Coding!</text:p>
      <text:p text:style-name="P74">Support </text:p>
      <text:p text:style-name="P32"/>
      <text:p text:style-name="P57"><text:span text:style-name="T46"><text:tab/>This simple document is written in LibreOffice Writer which </text:span><text:span text:style-name="T47">also a </text:span><text:span text:style-name="T46">free and open source software. This is a free document you can use it, change it, </text:span><text:span text:style-name="T48">enhance it </text:span><text:span text:style-name="T46">as you like. If you find any error with this document you can fix it and save it on github </text:span><text:span text:style-name="T47">using link below</text:span><text:span text:style-name="T46">. </text:span></text:p>
      <text:p text:style-name="P14"/>
      <text:p text:style-name="P58"><text:span text:style-name="T46"><text:tab/>And also you can translate it to your </text:span><text:span text:style-name="T49">native </text:span><text:span text:style-name="T46">language. </text:span><text:span text:style-name="T47">It will be a great help for other who </text:span><text:span text:style-name="T50">speaks</text:span><text:span text:style-name="T47"> your language </text:span><text:span text:style-name="T49">too</text:span><text:span text:style-name="T47">. Anyone who translate, fix </text:span><text:span text:style-name="T51">or design</text:span><text:span text:style-name="T47"> this document </text:span><text:span text:style-name="T52">more colorful </text:span><text:span text:style-name="T47">do not forget to include your name</text:span><text:span text:style-name="T50">s</text:span><text:span text:style-name="T47"> in editors page next to this. </text:span><text:span text:style-name="T53">Please keep </text:span><text:span text:style-name="T54">this document</text:span><text:span text:style-name="T53"> up to date </text:span><text:span text:style-name="T55">and as simple as possible.</text:span></text:p>
      <text:p text:style-name="P15"/>
      <text:p text:style-name="P15">Thank you!</text:p>
      <text:p text:style-name="P14"/>
      <text:p text:style-name="P14">Document link:</text:p>
      <text:p text:style-name="P14"/>
      <text:p text:style-name="P31"/>
      <text:p text:style-name="P42">Community Support</text:p>
      <text:p text:style-name="P16"/>
      <text:p text:style-name="P59"><text:span text:style-name="T56">Please join with our community and </text:span><text:span text:style-name="T57">you can </text:span><text:span text:style-name="T56">ask any question </text:span><text:span text:style-name="T58">what you get here</text:span><text:span text:style-name="T59">.</text:span></text:p>
      <text:p text:style-name="P27"/>
      <text:p text:style-name="P70">Editor<text:span text:style-name="T103">s</text:span> page</text:p>
      <text:p text:style-name="P36"/>
      <text:p text:style-name="P40">Edit<text:span text:style-name="T86">ed</text:span><text:span text:style-name="T85"> by</text:span></text:p>
      <text:p text:style-name="P30">Malith Perera</text:p>
      <text:p text:style-name="P35"/>
      <text:p text:style-name="P41">Designed by</text:p>
      <text:p text:style-name="P2"/>
      <text:p text:style-name="P2"/>
      <text:p text:style-name="P44">Fixed by</text:p>
      <text:p text:style-name="P34"/>
      <text:p text:style-name="P1"/>
      <text:p text:style-name="P71">Vim Editor <text:span text:style-name="T9">Basic</text:span></text:p>
      <text:p text:style-name="P33"/>
      <text:p text:style-name="P13">Normal mode <text:s text:c="2"/><text:tab/><text:tab/>Esc</text:p>
      <text:p text:style-name="P13"/>
      <text:p text:style-name="P13">Insert mode <text:tab/><text:tab/><text:span text:style-name="T8">i</text:span></text:p>
      <text:p text:style-name="P52"/>
      <text:p text:style-name="P28"/>
      <text:p text:style-name="P5">In normal mode</text:p>
      <text:p text:style-name="P51"/>
      <text:p text:style-name="P17">Write (Save)<text:tab/><text:tab/><text:span text:style-name="T37">:</text:span><text:span text:style-name="T7"> </text:span>w</text:p>
      <text:p text:style-name="P18"/>
      <text:p text:style-name="P17">Select <text:tab/><text:tab/><text:tab/>v</text:p>
      <text:p text:style-name="P17"/>
      <text:p text:style-name="P60">Copy<text:tab/><text:tab/><text:tab/><text:tab/>y <text:tab/><text:tab/><text:span text:style-name="T90">(or "+y)</text:span></text:p>
      <text:p text:style-name="P18"/>
      <text:p text:style-name="P61"><text:span text:style-name="T60">Paste <text:tab/><text:tab/><text:tab/>p <text:tab/><text:tab/></text:span><text:span text:style-name="T61">(</text:span><text:span text:style-name="T44">or "+p)</text:span></text:p>
      <text:p text:style-name="P18"/>
      <text:p text:style-name="P18">Delete <text:tab/><text:tab/><text:tab/>d</text:p>
      <text:p text:style-name="P18"/>
      <text:p text:style-name="P18">Undo <text:tab/><text:tab/><text:tab/><text:tab/>u</text:p>
      <text:p text:style-name="P18"/>
      <text:p text:style-name="P18">Redo <text:tab/><text:tab/><text:tab/><text:tab/>ctrl + r</text:p>
      <text:p text:style-name="P18"/>
      <text:p text:style-name="P18"/>
      <text:p text:style-name="P21"/>
      <text:p text:style-name="P7"/>
      <text:p text:style-name="P29"/>
      <text:p text:style-name="P7"/>
      <text:p text:style-name="P7"><text:soft-page-break/>Note:</text:p>
      <text:p text:style-name="P7"/>
      <text:p text:style-name="P62"><text:span text:style-name="T65">Though vim is a </text:span><text:span text:style-name="T66">advanced</text:span><text:span text:style-name="T65"> powerful editor it’s little hard to learn. And It also take some time to used to it. Anyway if you do not like it use any editor </text:span><text:span text:style-name="T66">or an IDE as </text:span><text:span text:style-name="T65">you like.</text:span></text:p>
      <text:p text:style-name="P4"/>
      <text:p text:style-name="P4"/>
      <text:p text:style-name="P63"><text:span text:style-name="T62">To</text:span><text:span text:style-name="T63"> </text:span><text:span text:style-name="T82">add some </text:span><text:span text:style-name="T63">enhance</text:span><text:span text:style-name="T82">d features to</text:span><text:span text:style-name="T63"> your </text:span><text:span text:style-name="T62">existing </text:span><text:span text:style-name="T63">vim editor </text:span><text:span text:style-name="T64">visit:</text:span></text:p>
      <text:p text:style-name="P19">https://vim.spf13.com/</text:p>
      <text:p text:style-name="P20"/>
      <text:p text:style-name="P20"><text:span text:style-name="T89">To download gvim for W</text:span><text:span text:style-name="T88">indows</text:span>:</text:p>
      <text:p text:style-name="P20">https://www.vim.org/download.php</text:p>
      <text:p text:style-name="P43"/>
      <text:p text:style-name="P72">Hello World!</text:p>
      <text:p text:style-name="P3"><text:tab/><text:span text:style-name="T96">Your first C program.</text:span></text:p>
      <text:p text:style-name="P37"/>
      <text:p text:style-name="P49">#include &lt;stdio.h&gt;</text:p>
      <text:p text:style-name="P49"/>
      <text:p text:style-name="P49"><text:span text:style-name="T7">int</text:span> main()</text:p>
      <text:p text:style-name="P49">{</text:p>
      <text:p text:style-name="P50"><text:s text:c="4"/><text:span text:style-name="T91">printf(</text:span><text:span text:style-name="T92">"</text:span><text:span text:style-name="T91">Hello </text:span><text:span text:style-name="T93">World</text:span><text:span text:style-name="T91">!</text:span><text:span text:style-name="T94">\n</text:span><text:span text:style-name="T92">"</text:span><text:span text:style-name="T91">);</text:span></text:p>
      <text:p text:style-name="P49"/>
      <text:p text:style-name="P49"><text:s text:c="4"/>return 0;</text:p>
      <text:p text:style-name="P49">}</text:p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8"><text:span text:style-name="T40">Copy </text:span><text:span text:style-name="T41">above code</text:span></text:p>
      <text:p text:style-name="P24"/>
      <text:p text:style-name="P25">Terminal commands:</text:p>
      <text:p text:style-name="P46">$ vim hello.c <text:s/><text:tab/><text:tab/><text:tab/><text:span text:style-name="T95">(</text:span><text:span text:style-name="T40">Open </text:span><text:span text:style-name="T43">vim</text:span><text:span text:style-name="T40">, <text:s/></text:span><text:span text:style-name="T41">P</text:span><text:span text:style-name="T40">aste </text:span><text:span text:style-name="T44">"+</text:span><text:span text:style-name="T45">p</text:span><text:span text:style-name="T44">, </text:span><text:span text:style-name="T42"><text:s/></text:span><text:span text:style-name="T40">save </text:span><text:span text:style-name="T42">:w</text:span><text:span text:style-name="T43">)</text:span></text:p>
      <text:p text:style-name="P46">$ gcc hello.c <text:s text:c="2"/><text:tab/><text:tab/><text:tab/><text:span text:style-name="T95">(</text:span><text:span text:style-name="T41">Compile</text:span><text:span text:style-name="T43">)</text:span></text:p>
      <text:p text:style-name="P46">$ ./a.out <text:tab/><text:tab/><text:tab/><text:span text:style-name="T95">(</text:span><text:span text:style-name="T41">Run</text:span><text:span text:style-name="T43">)</text:span></text:p>
      <text:p text:style-name="P73">EC Variable</text:p>
      <text:p text:style-name="P56"><text:tab/><text:span text:style-name="T107">V</text:span><text:span text:style-name="T97">ariable </text:span><text:span text:style-name="T98">on stack</text:span></text:p>
      <text:p text:style-name="P124"/>
      <text:p text:style-name="P84">#include &lt;stdio.h&gt;</text:p>
      <text:p text:style-name="P80">#include <text:span text:style-name="T92">"</text:span><text:span text:style-name="T91">ec.h</text:span><text:span text:style-name="T92">"</text:span></text:p>
      <text:p text:style-name="P94"/>
      <text:p text:style-name="P80"><text:span text:style-name="T1">#</text:span>define STUDENT <text:tab/><text:tab/><text:tab/>\</text:p>
      <text:p text:style-name="P116"><text:span text:style-name="T21"><text:tab/>int <text:tab/><text:tab/></text:span><text:span text:style-name="T25">number</text:span><text:span text:style-name="T21">;<text:tab/><text:tab/>\</text:span></text:p>
      <text:p text:style-name="P80"><text:tab/>char <text:tab/>name[20];</text:p>
      <text:p text:style-name="P80"/>
      <text:p text:style-name="P80"><text:span text:style-name="T1">E</text:span>C_VAR(Student, STUDENT)</text:p>
      <text:p text:style-name="P80">EC_<text:span text:style-name="T108">VAR_</text:span>FUNCTIONS(Student)</text:p>
      <text:p text:style-name="P97"/>
      <text:p text:style-name="P84"><text:span text:style-name="T7">int</text:span> main()</text:p>
      <text:p text:style-name="P84">{</text:p>
      <text:p text:style-name="P84"><text:s text:c="4"/><text:tab/><text:span text:style-name="T106">Student st1;</text:span></text:p>
      <text:p text:style-name="P114"><text:span text:style-name="T22"><text:tab/>st1.</text:span><text:span text:style-name="T25">number</text:span><text:span text:style-name="T22"> = 100;</text:span></text:p>
      <text:p text:style-name="P130"><text:span text:style-name="T14"><text:tab/></text:span><text:span text:style-name="T15">st1.name <text:s/>= </text:span><text:span text:style-name="T17">"</text:span><text:span text:style-name="T15">Malith</text:span><text:span text:style-name="T17">";</text:span></text:p>
      <text:p text:style-name="P90"/>
      <text:p text:style-name="P115"><text:span text:style-name="T24"><text:tab/></text:span><text:span text:style-name="T19">printf (</text:span><text:span text:style-name="T24">"</text:span><text:span text:style-name="T19">Index </text:span><text:span text:style-name="T22">%</text:span><text:span text:style-name="T19">d Name: %s\n</text:span><text:span text:style-name="T24">", </text:span><text:span text:style-name="T19">st1.</text:span><text:span text:style-name="T25">number</text:span><text:span text:style-name="T19">, st1.name);</text:span></text:p>
      <text:p text:style-name="P85"/>
      <text:p text:style-name="P84"><text:s text:c="4"/>return 0;</text:p>
      <text:p text:style-name="P84">}</text:p>
      <text:p text:style-name="P75"><text:span text:style-name="T41"/></text:p>
      <text:p text:style-name="P26"/>
      <text:p text:style-name="P26">Terminal commands:</text:p>
      <text:p text:style-name="P47">$ vim hello.c <text:s/><text:tab/><text:tab/><text:tab/><text:span text:style-name="T95">(</text:span><text:span text:style-name="T40">Open </text:span><text:span text:style-name="T43">vim</text:span><text:span text:style-name="T40">, <text:s/></text:span><text:span text:style-name="T41">P</text:span><text:span text:style-name="T40">aste </text:span><text:span text:style-name="T44">"+</text:span><text:span text:style-name="T45">p</text:span><text:span text:style-name="T44">, </text:span><text:span text:style-name="T42"><text:s/></text:span><text:span text:style-name="T40">save </text:span><text:span text:style-name="T42">:w</text:span><text:span text:style-name="T43">)</text:span></text:p>
      <text:p text:style-name="P47">$ gcc hello.c <text:s text:c="2"/><text:tab/><text:tab/><text:tab/><text:span text:style-name="T95">(</text:span><text:span text:style-name="T41">Compile</text:span><text:span text:style-name="T43">)</text:span></text:p>
      <text:p text:style-name="P47"><text:span text:style-name="T43">$ ./a.out <text:tab/><text:tab/><text:tab/>(</text:span><text:span text:style-name="T41">Run</text:span><text:span text:style-name="T43">)</text:span></text:p>
      <text:p text:style-name="P136">EC Variable</text:p>
      <text:p text:style-name="P111"><text:tab/><text:span text:style-name="T107">V</text:span><text:span text:style-name="T97">ariable </text:span><text:span text:style-name="T98">on </text:span><text:span text:style-name="T99">heap</text:span></text:p>
      <text:p text:style-name="P121"/>
      <text:p text:style-name="P81">#include &lt;stdio.h&gt;</text:p>
      <text:p text:style-name="P91">#include &lt;stdlib.h&gt;</text:p>
      <text:p text:style-name="P78">#include <text:span text:style-name="T92">"</text:span><text:span text:style-name="T91">ec.h</text:span><text:span text:style-name="T92">"</text:span></text:p>
      <text:p text:style-name="P92"/>
      <text:p text:style-name="P78"><text:span text:style-name="T1">#</text:span>define STUDENT <text:tab/><text:tab/><text:tab/>\</text:p>
      <text:p text:style-name="P111"><text:span text:style-name="T21"><text:tab/>int <text:tab/><text:tab/></text:span><text:span text:style-name="T25">number</text:span><text:span text:style-name="T21">;<text:tab/><text:tab/>\</text:span></text:p>
      <text:p text:style-name="P78"><text:tab/>char <text:tab/>name[20];</text:p>
      <text:p text:style-name="P78"/>
      <text:p text:style-name="P78"><text:span text:style-name="T1">E</text:span>C_VAR(Student, STUDENT)</text:p>
      <text:p text:style-name="P78">EC_<text:span text:style-name="T108">VAR_</text:span>FUNCTIONS(Student)</text:p>
      <text:p text:style-name="P95"/>
      <text:p text:style-name="P81"><text:span text:style-name="T7">int</text:span> main()</text:p>
      <text:p text:style-name="P81">{</text:p>
      <text:p text:style-name="P81"><text:s text:c="3"/><text:tab/><text:span text:style-name="T106">Student* st1 </text:span><text:span text:style-name="T108">= Student_Var()</text:span><text:span text:style-name="T106">;</text:span></text:p>
      <text:p text:style-name="P87"><text:tab/>st1-<text:span text:style-name="T117">&gt;number</text:span> = 100;</text:p>
      <text:p text:style-name="P128"><text:span text:style-name="T14"><text:tab/></text:span><text:span text:style-name="T15">st1-</text:span><text:span text:style-name="T16">&gt;</text:span><text:span text:style-name="T15">name <text:s/>= </text:span><text:span text:style-name="T17">"</text:span><text:span text:style-name="T15">Malith</text:span><text:span text:style-name="T17">";</text:span></text:p>
      <text:p text:style-name="P88"/>
      <text:p text:style-name="P111"><text:span text:style-name="T24"><text:tab/></text:span><text:span text:style-name="T19">printf (</text:span><text:span text:style-name="T24">"</text:span><text:span text:style-name="T19">Index </text:span><text:span text:style-name="T22">%</text:span><text:span text:style-name="T19">d Name: %s\n</text:span><text:span text:style-name="T24">", </text:span><text:span text:style-name="T19">st1-</text:span><text:span text:style-name="T20">&gt;</text:span><text:span text:style-name="T25">number</text:span><text:span text:style-name="T19">, st1-</text:span><text:span text:style-name="T20">&gt;</text:span><text:span text:style-name="T19">name);</text:span></text:p>
      <text:p text:style-name="P128"><text:span text:style-name="T18"/></text:p>
      <text:p text:style-name="P128"><text:span text:style-name="T18"><text:tab/></text:span><text:span text:style-name="T28">EC_Free_Student</text:span><text:span text:style-name="T16">(st1);</text:span></text:p>
      <text:p text:style-name="P131"><text:span text:style-name="T16"><text:tab/></text:span><text:span text:style-name="T13">EC_Clean();</text:span></text:p>
      <text:p text:style-name="P128"><text:span text:style-name="T16"/></text:p>
      <text:p text:style-name="P81"><text:s text:c="4"/>return 0;</text:p>
      <text:p text:style-name="P81">}</text:p>
      <text:p text:style-name="P126"/>
      <text:p text:style-name="P126">Terminal commands:</text:p>
      <text:p text:style-name="P119">$ vim hello.c <text:s/><text:tab/><text:tab/><text:tab/><text:span text:style-name="T95">(</text:span><text:span text:style-name="T40">Open </text:span><text:span text:style-name="T43">vim</text:span><text:span text:style-name="T40">, <text:s/></text:span><text:span text:style-name="T41">P</text:span><text:span text:style-name="T40">aste </text:span><text:span text:style-name="T44">"+</text:span><text:span text:style-name="T45">p</text:span><text:span text:style-name="T44">, </text:span><text:span text:style-name="T42"><text:s/></text:span><text:span text:style-name="T40">save </text:span><text:span text:style-name="T42">:w</text:span><text:span text:style-name="T43">)</text:span></text:p>
      <text:p text:style-name="P119">$ gcc hello.c <text:s text:c="2"/><text:tab/><text:tab/><text:tab/><text:span text:style-name="T95">(</text:span><text:span text:style-name="T41">Compile</text:span><text:span text:style-name="T43">)</text:span></text:p>
      <text:p text:style-name="P119"><text:soft-page-break/><text:span text:style-name="T43">$ ./a.out <text:tab/><text:tab/><text:tab/>(</text:span><text:span text:style-name="T41">Run</text:span><text:span text:style-name="T43">)</text:span></text:p>
      <text:p text:style-name="P137">EC <text:span text:style-name="T110">Array</text:span></text:p>
      <text:p text:style-name="P112"><text:tab/><text:span text:style-name="T112">Array </text:span><text:span text:style-name="T113">on stack</text:span></text:p>
      <text:p text:style-name="P122"/>
      <text:p text:style-name="P82">#include &lt;stdio.h&gt;</text:p>
      <text:p text:style-name="P79">#include <text:span text:style-name="T92">"</text:span><text:span text:style-name="T91">ec.h</text:span><text:span text:style-name="T92">"</text:span></text:p>
      <text:p text:style-name="P93"/>
      <text:p text:style-name="P79"><text:span text:style-name="T1">#</text:span>define STUDENT <text:tab/><text:tab/><text:tab/>\</text:p>
      <text:p text:style-name="P79"><text:tab/>int <text:tab/><text:tab/>index;<text:tab/><text:tab/>\</text:p>
      <text:p text:style-name="P79"><text:tab/>char <text:tab/>name[20];</text:p>
      <text:p text:style-name="P79"/>
      <text:p text:style-name="P79"><text:span text:style-name="T1">E</text:span>C_<text:span text:style-name="T110">ARRAY</text:span>(Student, STUDENT)</text:p>
      <text:p text:style-name="P79">EC_<text:span text:style-name="T110">ARRAY</text:span><text:span text:style-name="T108">_</text:span>FUNCTIONS(Student)</text:p>
      <text:p text:style-name="P96"/>
      <text:p text:style-name="P82"><text:span text:style-name="T7">int</text:span> main()</text:p>
      <text:p text:style-name="P82">{</text:p>
      <text:p text:style-name="P82"><text:s text:c="4"/><text:tab/><text:span text:style-name="T106">Student st</text:span><text:span text:style-name="T110">a[2]</text:span><text:span text:style-name="T106">;</text:span></text:p>
      <text:p text:style-name="P82"/>
      <text:p text:style-name="P112"><text:span text:style-name="T22"><text:tab/>st</text:span><text:span text:style-name="T23">a.</text:span><text:span text:style-name="T25">index</text:span><text:span text:style-name="T23">[0]</text:span><text:span text:style-name="T22">.</text:span><text:span text:style-name="T25">number</text:span><text:span text:style-name="T22"> = 100;</text:span></text:p>
      <text:p text:style-name="P129"><text:span text:style-name="T14"><text:tab/></text:span><text:span text:style-name="T15">st</text:span><text:span text:style-name="T26">a.</text:span><text:span text:style-name="T34">index</text:span><text:span text:style-name="T26">[0]</text:span><text:span text:style-name="T15">.name <text:s/>= </text:span><text:span text:style-name="T17">"</text:span><text:span text:style-name="T15">Malith</text:span><text:span text:style-name="T17">";</text:span></text:p>
      <text:p text:style-name="P129"><text:span text:style-name="T17"/></text:p>
      <text:p text:style-name="P112"><text:span text:style-name="T22"><text:tab/>st</text:span><text:span text:style-name="T23">a.</text:span><text:span text:style-name="T25">index</text:span><text:span text:style-name="T23">[1]</text:span><text:span text:style-name="T22">.</text:span><text:span text:style-name="T25">number</text:span><text:span text:style-name="T22"> = 10</text:span><text:span text:style-name="T23">1</text:span><text:span text:style-name="T22">;</text:span></text:p>
      <text:p text:style-name="P112"><text:span text:style-name="T21"><text:tab/></text:span><text:span text:style-name="T22">st</text:span><text:span text:style-name="T23">a.</text:span><text:span text:style-name="T25">indes</text:span><text:span text:style-name="T23">[1]</text:span><text:span text:style-name="T22">.name <text:s/>= </text:span><text:span text:style-name="T24">"</text:span><text:span text:style-name="T23">Perera</text:span><text:span text:style-name="T24">";</text:span></text:p>
      <text:p text:style-name="P89"/>
      <text:p text:style-name="P112"><text:span text:style-name="T24"><text:tab/></text:span><text:span text:style-name="T19">printf (</text:span><text:span text:style-name="T24">"</text:span><text:span text:style-name="T19">Index </text:span><text:span text:style-name="T22">%</text:span><text:span text:style-name="T19">d Name: %s\n</text:span><text:span text:style-name="T24">", </text:span><text:span text:style-name="T19">st</text:span><text:span text:style-name="T23">a.</text:span><text:span text:style-name="T25">index</text:span><text:span text:style-name="T23">[0]</text:span><text:span text:style-name="T19">.</text:span><text:span text:style-name="T25">number</text:span><text:span text:style-name="T19">, st</text:span><text:span text:style-name="T23">a.</text:span><text:span text:style-name="T25">index</text:span><text:span text:style-name="T23">[0]</text:span><text:span text:style-name="T19">.name);</text:span></text:p>
      <text:p text:style-name="P112"><text:span text:style-name="T24"><text:tab/></text:span><text:span text:style-name="T19">printf (</text:span><text:span text:style-name="T24">"</text:span><text:span text:style-name="T19">Index </text:span><text:span text:style-name="T22">%</text:span><text:span text:style-name="T19">d Name: %s\n</text:span><text:span text:style-name="T24">", </text:span><text:span text:style-name="T19">st</text:span><text:span text:style-name="T23">a.</text:span><text:span text:style-name="T25">index</text:span><text:span text:style-name="T23">[1]</text:span><text:span text:style-name="T19">.</text:span><text:span text:style-name="T25">number</text:span><text:span text:style-name="T19">, st</text:span><text:span text:style-name="T23">a.</text:span><text:span text:style-name="T25">index</text:span><text:span text:style-name="T23">[1]</text:span><text:span text:style-name="T19">.name);</text:span></text:p>
      <text:p text:style-name="P82"/>
      <text:p text:style-name="P82"><text:s text:c="4"/>return 0;</text:p>
      <text:p text:style-name="P82">}</text:p>
      <text:p text:style-name="P76"><text:span text:style-name="T41"/></text:p>
      <text:p text:style-name="P127"/>
      <text:p text:style-name="P127">Terminal commands:</text:p>
      <text:p text:style-name="P120"><text:soft-page-break/>$ vim hello.c <text:s/><text:tab/><text:tab/><text:tab/><text:span text:style-name="T95">(</text:span><text:span text:style-name="T40">Open </text:span><text:span text:style-name="T43">vim</text:span><text:span text:style-name="T40">, <text:s/></text:span><text:span text:style-name="T41">P</text:span><text:span text:style-name="T40">aste </text:span><text:span text:style-name="T44">"+</text:span><text:span text:style-name="T45">p</text:span><text:span text:style-name="T44">, </text:span><text:span text:style-name="T42"><text:s/></text:span><text:span text:style-name="T40">save </text:span><text:span text:style-name="T42">:w</text:span><text:span text:style-name="T43">)</text:span></text:p>
      <text:p text:style-name="P120">$ gcc hello.c <text:s text:c="2"/><text:tab/><text:tab/><text:tab/><text:span text:style-name="T95">(</text:span><text:span text:style-name="T41">Compile</text:span><text:span text:style-name="T43">)</text:span></text:p>
      <text:p text:style-name="P120"><text:span text:style-name="T43">$ ./a.out <text:tab/><text:tab/><text:tab/>(</text:span><text:span text:style-name="T41">Run</text:span><text:span text:style-name="T43">)</text:span></text:p>
      <text:p text:style-name="P138">EC <text:span text:style-name="T110">Array</text:span></text:p>
      <text:p text:style-name="P113"><text:tab/><text:span text:style-name="T114">Array</text:span><text:span text:style-name="T115"> </text:span><text:span text:style-name="T113">on </text:span><text:span text:style-name="T112">heap</text:span></text:p>
      <text:p text:style-name="P123"/>
      <text:p text:style-name="P98">#include &lt;stdio.h&gt;</text:p>
      <text:p text:style-name="P100">#include <text:span text:style-name="T92">"</text:span><text:span text:style-name="T91">ec.h</text:span><text:span text:style-name="T92">"</text:span></text:p>
      <text:p text:style-name="P107"/>
      <text:p text:style-name="P100"><text:span text:style-name="T1">#</text:span>define STUDENT <text:tab/><text:tab/><text:tab/>\</text:p>
      <text:p text:style-name="P100"><text:tab/>int <text:tab/><text:tab/>index;<text:tab/><text:tab/>\</text:p>
      <text:p text:style-name="P100"><text:tab/>char <text:tab/>name[20];</text:p>
      <text:p text:style-name="P100"/>
      <text:p text:style-name="P100"><text:span text:style-name="T1">E</text:span>C_<text:span text:style-name="T110">ARRAY</text:span>(Student, STUDENT)</text:p>
      <text:p text:style-name="P100">EC_<text:span text:style-name="T110">ARRAY</text:span><text:span text:style-name="T108">_</text:span>FUNCTIONS(Student)</text:p>
      <text:p text:style-name="P109"/>
      <text:p text:style-name="P98"><text:span text:style-name="T7">int</text:span> main()</text:p>
      <text:p text:style-name="P98">{</text:p>
      <text:p text:style-name="P98"><text:s text:c="4"/><text:tab/><text:span text:style-name="T106">Student* st</text:span><text:span text:style-name="T110">a </text:span><text:span text:style-name="T111">= Student_Array(2)</text:span><text:span text:style-name="T106">;</text:span></text:p>
      <text:p text:style-name="P98"/>
      <text:p text:style-name="P102"><text:tab/>st<text:span text:style-name="T110">a-</text:span><text:span text:style-name="T111">&gt;index</text:span><text:span text:style-name="T110">[0].</text:span>index = 100;</text:p>
      <text:p text:style-name="P132"><text:span text:style-name="T14"><text:tab/></text:span><text:span text:style-name="T15">st</text:span><text:span text:style-name="T26">a-</text:span><text:span text:style-name="T27">&gt;index</text:span><text:span text:style-name="T26">[0].</text:span><text:span text:style-name="T15">name <text:s/>= </text:span><text:span text:style-name="T17">"</text:span><text:span text:style-name="T15">Malith</text:span><text:span text:style-name="T17">";</text:span></text:p>
      <text:p text:style-name="P132"><text:span text:style-name="T17"/></text:p>
      <text:p text:style-name="P102"><text:tab/>st<text:span text:style-name="T110">a-</text:span><text:span text:style-name="T111">&gt;index</text:span><text:span text:style-name="T110">[1].</text:span>index = 10<text:span text:style-name="T110">1</text:span>;</text:p>
      <text:p text:style-name="P134"><text:span text:style-name="T29"><text:tab/></text:span><text:span text:style-name="T30">st</text:span><text:span text:style-name="T31">a-</text:span><text:span text:style-name="T32">&gt;index</text:span><text:span text:style-name="T31">[1].</text:span><text:span text:style-name="T30">name <text:s/>= </text:span><text:span text:style-name="T33">"</text:span><text:span text:style-name="T31">Perera</text:span><text:span text:style-name="T33">";</text:span></text:p>
      <text:p text:style-name="P104"/>
      <text:p text:style-name="P132"><text:span text:style-name="T17"><text:tab/></text:span><text:span text:style-name="T18">printf (</text:span><text:span text:style-name="T17">"</text:span><text:span text:style-name="T18">Index </text:span><text:span text:style-name="T15">%</text:span><text:span text:style-name="T18">d Name: %s\n</text:span><text:span text:style-name="T17">", </text:span><text:span text:style-name="T18">st</text:span><text:span text:style-name="T26">a-</text:span><text:span text:style-name="T27">&gt;index</text:span><text:span text:style-name="T26">[0]</text:span><text:span text:style-name="T18">.index, st</text:span><text:span text:style-name="T26">a-</text:span><text:span text:style-name="T27">&gt;index</text:span><text:span text:style-name="T26">[0]</text:span><text:span text:style-name="T18">.name);</text:span></text:p>
      <text:p text:style-name="P132"><text:span text:style-name="T17"><text:tab/></text:span><text:span text:style-name="T18">printf (</text:span><text:span text:style-name="T17">"</text:span><text:span text:style-name="T18">Index </text:span><text:span text:style-name="T15">%</text:span><text:span text:style-name="T18">d Name: %s\n</text:span><text:span text:style-name="T17">", </text:span><text:span text:style-name="T18">st</text:span><text:span text:style-name="T26">a-</text:span><text:span text:style-name="T27">&gt;index</text:span><text:span text:style-name="T26">[1]</text:span><text:span text:style-name="T18">.index, st</text:span><text:span text:style-name="T27">a-&gt;</text:span><text:span text:style-name="T18">index[1].name);</text:span></text:p>
      <text:p text:style-name="P132"><text:span text:style-name="T18"/></text:p>
      <text:p text:style-name="P132"><text:span text:style-name="T18"><text:tab/></text:span><text:span text:style-name="T27">EC_Free_</text:span><text:span text:style-name="T35">Array_</text:span><text:span text:style-name="T28">Student</text:span><text:span text:style-name="T27">(sta);</text:span></text:p>
      <text:p text:style-name="P132"><text:span text:style-name="T27"/></text:p>
      <text:p text:style-name="P132"><text:span text:style-name="T27"><text:tab/>EC_Clean();</text:span></text:p>
      <text:p text:style-name="P98"/>
      <text:p text:style-name="P98"><text:s text:c="4"/><text:tab/>return 0;</text:p>
      <text:p text:style-name="P83">}</text:p>
      <text:p text:style-name="P77"><text:span text:style-name="T41"/></text:p>
      <text:p text:style-name="P139">EC <text:span text:style-name="T110">Array</text:span></text:p>
      <text:p text:style-name="P117"><text:tab/><text:span text:style-name="T119">Loop on EC A</text:span><text:span text:style-name="T114">rray</text:span></text:p>
      <text:p text:style-name="P125"/>
      <text:p text:style-name="P99">#include &lt;stdio.h&gt;</text:p>
      <text:p text:style-name="P101">#include <text:span text:style-name="T92">"</text:span><text:span text:style-name="T91">ec.h</text:span><text:span text:style-name="T92">"</text:span></text:p>
      <text:p text:style-name="P108"/>
      <text:p text:style-name="P101"><text:span text:style-name="T1">#</text:span>define STUDENT <text:tab/><text:tab/><text:tab/>\</text:p>
      <text:p text:style-name="P101"><text:tab/>int <text:tab/><text:tab/>index;<text:tab/><text:tab/>\</text:p>
      <text:p text:style-name="P101"><text:tab/>char <text:tab/>name[20];</text:p>
      <text:p text:style-name="P101"/>
      <text:p text:style-name="P101"><text:span text:style-name="T1">E</text:span>C_<text:span text:style-name="T110">ARRAY</text:span>(Student, STUDENT)</text:p>
      <text:p text:style-name="P101">EC_<text:span text:style-name="T110">ARRAY</text:span><text:span text:style-name="T108">_</text:span>FUNCTIONS(Student)</text:p>
      <text:p text:style-name="P110"/>
      <text:p text:style-name="P99"><text:span text:style-name="T7">int</text:span> main()</text:p>
      <text:p text:style-name="P99">{</text:p>
      <text:p text:style-name="P99"><text:s text:c="4"/><text:tab/><text:span text:style-name="T106">Student* st</text:span><text:span text:style-name="T110">a </text:span><text:span text:style-name="T111">= Student_Array(2)</text:span><text:span text:style-name="T106">;</text:span></text:p>
      <text:p text:style-name="P99"/>
      <text:p text:style-name="P103"><text:tab/>st<text:span text:style-name="T110">a-</text:span><text:span text:style-name="T111">&gt;index</text:span><text:span text:style-name="T110">[0].</text:span>index = 100;</text:p>
      <text:p text:style-name="P133"><text:span text:style-name="T14"><text:tab/></text:span><text:span text:style-name="T15">st</text:span><text:span text:style-name="T26">a-</text:span><text:span text:style-name="T27">&gt;index</text:span><text:span text:style-name="T26">[0].</text:span><text:span text:style-name="T15">name <text:s/>= </text:span><text:span text:style-name="T17">"</text:span><text:span text:style-name="T15">Malith</text:span><text:span text:style-name="T17">";</text:span></text:p>
      <text:p text:style-name="P133"><text:span text:style-name="T17"/></text:p>
      <text:p text:style-name="P103"><text:tab/>st<text:span text:style-name="T110">a-</text:span><text:span text:style-name="T111">&gt;index</text:span><text:span text:style-name="T110">[1].</text:span>index = 10<text:span text:style-name="T110">1</text:span>;</text:p>
      <text:p text:style-name="P135"><text:span text:style-name="T29"><text:tab/></text:span><text:span text:style-name="T30">st</text:span><text:span text:style-name="T31">a-</text:span><text:span text:style-name="T32">&gt;index</text:span><text:span text:style-name="T31">[1].</text:span><text:span text:style-name="T30">name <text:s/>= </text:span><text:span text:style-name="T33">"</text:span><text:span text:style-name="T31">Perera</text:span><text:span text:style-name="T33">";</text:span></text:p>
      <text:p text:style-name="P105"/>
      <text:p text:style-name="P105"><text:tab/><text:span text:style-name="T119">foreach_array(sta)</text:span></text:p>
      <text:p text:style-name="P106"><text:tab/>{</text:p>
      <text:p text:style-name="P133"><text:span text:style-name="T17"><text:tab/><text:tab/></text:span><text:span text:style-name="T18">printf (</text:span><text:span text:style-name="T17">"</text:span><text:span text:style-name="T18">Index </text:span><text:span text:style-name="T15">%</text:span><text:span text:style-name="T18">d Name: %s\n</text:span><text:span text:style-name="T17">", </text:span><text:span text:style-name="T18">st</text:span><text:span text:style-name="T26">a-</text:span><text:span text:style-name="T27">&gt;</text:span><text:span text:style-name="T36">var-&gt;</text:span><text:span text:style-name="T18">index, st</text:span><text:span text:style-name="T26">a-</text:span><text:span text:style-name="T27">&gt;</text:span><text:span text:style-name="T36">var-&gt;</text:span><text:span text:style-name="T18">name);</text:span></text:p>
      <text:p text:style-name="P133"><text:span text:style-name="T17"><text:tab/></text:span><text:span text:style-name="T36">}</text:span></text:p>
      <text:p text:style-name="P133"><text:span text:style-name="T36"/></text:p>
      <text:p text:style-name="P133"><text:span text:style-name="T18"><text:tab/></text:span><text:span text:style-name="T27">EC_Free_</text:span><text:span text:style-name="T35">Array_</text:span><text:span text:style-name="T28">Student</text:span><text:span text:style-name="T27">(sta);</text:span></text:p>
      <text:p text:style-name="P133"><text:span text:style-name="T27"/></text:p>
      <text:p text:style-name="P133"><text:span text:style-name="T27"><text:tab/>EC_Clean();</text:span></text:p>
      <text:p text:style-name="P99"/>
      <text:p text:style-name="P99"><text:s text:c="4"/><text:tab/>return 0;</text:p>
      <text:p text:style-name="P86"><text:span text:style-name="T43">}</text:span></text:p>
      <text:p text:style-name="P140"><text:span text:style-name="T109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Andale Mono" svg:font-family="'Andale Mono'" style:font-pitch="fixed"/>
    <style:font-face style:name="Cantarell" svg:font-family="Cantarell" style:font-adornments="Bold" style:font-pitch="variable"/>
    <style:font-face style:name="Suruma" svg:font-family="Suruma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Arial" svg:font-family="Arial" style:font-adornments="Bold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fo:border="none" fo:padding="0.0201in" fo:background-color="#ffffd7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d7" draw:opacity="100%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07:26:01.750135696</meta:creation-date>
    <dc:date>2021-12-09T18:27:08.244801003</dc:date>
    <meta:editing-duration>PT23H20M18S</meta:editing-duration>
    <meta:editing-cycles>624</meta:editing-cycles>
    <meta:generator>LibreOffice/6.4.7.2$Linux_X86_64 LibreOffice_project/40$Build-2</meta:generator>
    <meta:document-statistic meta:table-count="0" meta:image-count="0" meta:object-count="0" meta:page-count="15" meta:paragraph-count="170" meta:word-count="831" meta:character-count="5384" meta:non-whitespace-character-count="4476"/>
  </office:meta>
</office:document-meta>
</file>